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master-page-name="Standard">
      <style:table-properties style:width="16.999cm" style:page-number="1" table:align="margins"/>
    </style:style>
    <style:style style:name="Tabelle1.A" style:family="table-column">
      <style:table-column-properties style:column-width="2.487cm" style:rel-column-width="1410*"/>
    </style:style>
    <style:style style:name="Tabelle1.B" style:family="table-column">
      <style:table-column-properties style:column-width="14.512cm" style:rel-column-width="8227*"/>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master-page-name="Standard">
      <style:table-properties style:width="16.999cm" style:page-number="1" fo:break-before="page" table:align="margins"/>
    </style:style>
    <style:style style:name="Tabelle3.A" style:family="table-column">
      <style:table-column-properties style:column-width="2.487cm" style:rel-column-width="1410*"/>
    </style:style>
    <style:style style:name="Tabelle3.B" style:family="table-column">
      <style:table-column-properties style:column-width="14.512cm" style:rel-column-width="8227*"/>
    </style:style>
    <style:style style:name="Tabelle3.A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461cm" style:rel-column-width="1395*"/>
    </style:style>
    <style:style style:name="Tabelle2.B" style:family="table-column">
      <style:table-column-properties style:column-width="14.538cm" style:rel-column-width="8242*"/>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4" style:family="table">
      <style:table-properties style:width="16.999cm" fo:break-before="page" table:align="margins"/>
    </style:style>
    <style:style style:name="Tabelle4.A" style:family="table-column">
      <style:table-column-properties style:column-width="2.434cm" style:rel-column-width="1380*"/>
    </style:style>
    <style:style style:name="Tabelle4.B" style:family="table-column">
      <style:table-column-properties style:column-width="14.564cm" style:rel-column-width="8257*"/>
    </style:style>
    <style:style style:name="Tabelle4.A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2.461cm" style:rel-column-width="1395*"/>
    </style:style>
    <style:style style:name="Tabelle5.B" style:family="table-column">
      <style:table-column-properties style:column-width="14.538cm" style:rel-column-width="8242*"/>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fo:break-before="page" table:align="margins"/>
    </style:style>
    <style:style style:name="Tabelle6.A" style:family="table-column">
      <style:table-column-properties style:column-width="2.461cm" style:rel-column-width="1395*"/>
    </style:style>
    <style:style style:name="Tabelle6.B" style:family="table-column">
      <style:table-column-properties style:column-width="14.538cm" style:rel-column-width="8242*"/>
    </style:style>
    <style:style style:name="Tabelle6.A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2.461cm" style:rel-column-width="1395*"/>
    </style:style>
    <style:style style:name="Tabelle7.B" style:family="table-column">
      <style:table-column-properties style:column-width="14.538cm" style:rel-column-width="8242*"/>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6.999cm" fo:break-before="page" table:align="margins"/>
    </style:style>
    <style:style style:name="Tabelle8.A" style:family="table-column">
      <style:table-column-properties style:column-width="2.461cm" style:rel-column-width="1395*"/>
    </style:style>
    <style:style style:name="Tabelle8.B" style:family="table-column">
      <style:table-column-properties style:column-width="14.538cm" style:rel-column-width="8242*"/>
    </style:style>
    <style:style style:name="Tabelle8.A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2.461cm" style:rel-column-width="1395*"/>
    </style:style>
    <style:style style:name="Tabelle9.B" style:family="table-column">
      <style:table-column-properties style:column-width="14.538cm" style:rel-column-width="8242*"/>
    </style:style>
    <style:style style:name="Tabelle9.A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999cm" fo:break-before="page" table:align="margins"/>
    </style:style>
    <style:style style:name="Tabelle10.A" style:family="table-column">
      <style:table-column-properties style:column-width="2.461cm" style:rel-column-width="1395*"/>
    </style:style>
    <style:style style:name="Tabelle10.B" style:family="table-column">
      <style:table-column-properties style:column-width="14.538cm" style:rel-column-width="8242*"/>
    </style:style>
    <style:style style:name="Tabelle10.A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style>
    <style:style style:name="Tabelle11.A" style:family="table-column">
      <style:table-column-properties style:column-width="2.461cm" style:rel-column-width="1395*"/>
    </style:style>
    <style:style style:name="Tabelle11.B" style:family="table-column">
      <style:table-column-properties style:column-width="14.538cm" style:rel-column-width="8242*"/>
    </style:style>
    <style:style style:name="Tabelle11.A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999cm" table:align="margins"/>
    </style:style>
    <style:style style:name="Tabelle12.A" style:family="table-column">
      <style:table-column-properties style:column-width="2.461cm" style:rel-column-width="1395*"/>
    </style:style>
    <style:style style:name="Tabelle12.B" style:family="table-column">
      <style:table-column-properties style:column-width="14.538cm" style:rel-column-width="8242*"/>
    </style:style>
    <style:style style:name="Tabelle12.A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6.999cm" fo:break-before="page" table:align="margins"/>
    </style:style>
    <style:style style:name="Tabelle13.A" style:family="table-column">
      <style:table-column-properties style:column-width="2.461cm" style:rel-column-width="1395*"/>
    </style:style>
    <style:style style:name="Tabelle13.B" style:family="table-column">
      <style:table-column-properties style:column-width="14.538cm" style:rel-column-width="8242*"/>
    </style:style>
    <style:style style:name="Tabelle13.A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2.461cm" style:rel-column-width="1395*"/>
    </style:style>
    <style:style style:name="Tabelle14.B" style:family="table-column">
      <style:table-column-properties style:column-width="14.538cm" style:rel-column-width="8242*"/>
    </style:style>
    <style:style style:name="Tabelle14.A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2.461cm" style:rel-column-width="1395*"/>
    </style:style>
    <style:style style:name="Tabelle15.B" style:family="table-column">
      <style:table-column-properties style:column-width="14.538cm" style:rel-column-width="8242*"/>
    </style:style>
    <style:style style:name="Tabelle15.A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999cm" fo:break-before="page" table:align="margins"/>
    </style:style>
    <style:style style:name="Tabelle16.A" style:family="table-column">
      <style:table-column-properties style:column-width="2.461cm" style:rel-column-width="1395*"/>
    </style:style>
    <style:style style:name="Tabelle16.B" style:family="table-column">
      <style:table-column-properties style:column-width="14.538cm" style:rel-column-width="8242*"/>
    </style:style>
    <style:style style:name="Tabelle16.A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6.999cm" table:align="margins"/>
    </style:style>
    <style:style style:name="Tabelle17.A" style:family="table-column">
      <style:table-column-properties style:column-width="2.461cm" style:rel-column-width="1395*"/>
    </style:style>
    <style:style style:name="Tabelle17.B" style:family="table-column">
      <style:table-column-properties style:column-width="14.538cm" style:rel-column-width="8242*"/>
    </style:style>
    <style:style style:name="Tabelle17.A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999cm" table:align="margins"/>
    </style:style>
    <style:style style:name="Tabelle18.A" style:family="table-column">
      <style:table-column-properties style:column-width="2.461cm" style:rel-column-width="1395*"/>
    </style:style>
    <style:style style:name="Tabelle18.B" style:family="table-column">
      <style:table-column-properties style:column-width="14.538cm" style:rel-column-width="8242*"/>
    </style:style>
    <style:style style:name="Tabelle18.A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999cm" table:align="margins"/>
    </style:style>
    <style:style style:name="Tabelle19.A" style:family="table-column">
      <style:table-column-properties style:column-width="2.461cm" style:rel-column-width="1395*"/>
    </style:style>
    <style:style style:name="Tabelle19.B" style:family="table-column">
      <style:table-column-properties style:column-width="14.538cm" style:rel-column-width="8242*"/>
    </style:style>
    <style:style style:name="Tabelle19.A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16.999cm" table:align="margins"/>
    </style:style>
    <style:style style:name="Tabelle20.A" style:family="table-column">
      <style:table-column-properties style:column-width="2.461cm" style:rel-column-width="1395*"/>
    </style:style>
    <style:style style:name="Tabelle20.B" style:family="table-column">
      <style:table-column-properties style:column-width="14.538cm" style:rel-column-width="8242*"/>
    </style:style>
    <style:style style:name="Tabelle20.A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16.999cm" table:align="margins"/>
    </style:style>
    <style:style style:name="Tabelle21.A" style:family="table-column">
      <style:table-column-properties style:column-width="2.487cm" style:rel-column-width="1410*"/>
    </style:style>
    <style:style style:name="Tabelle21.B" style:family="table-column">
      <style:table-column-properties style:column-width="14.512cm" style:rel-column-width="8227*"/>
    </style:style>
    <style:style style:name="Tabelle21.A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2" style:family="table">
      <style:table-properties style:width="16.999cm" fo:break-before="page" table:align="margins"/>
    </style:style>
    <style:style style:name="Tabelle22.A" style:family="table-column">
      <style:table-column-properties style:column-width="2.487cm" style:rel-column-width="1410*"/>
    </style:style>
    <style:style style:name="Tabelle22.B" style:family="table-column">
      <style:table-column-properties style:column-width="14.512cm" style:rel-column-width="8227*"/>
    </style:style>
    <style:style style:name="Tabelle22.A1" style:family="table-cell">
      <style:table-cell-properties fo:padding="0.097cm" fo:border="0.002cm solid #000000"/>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23" style:family="table">
      <style:table-properties style:width="16.999cm" table:align="margins"/>
    </style:style>
    <style:style style:name="Tabelle23.A" style:family="table-column">
      <style:table-column-properties style:column-width="2.487cm" style:rel-column-width="1410*"/>
    </style:style>
    <style:style style:name="Tabelle23.B" style:family="table-column">
      <style:table-column-properties style:column-width="14.512cm" style:rel-column-width="8227*"/>
    </style:style>
    <style:style style:name="Tabelle23.A1" style:family="table-cell">
      <style:table-cell-properties fo:padding="0.097cm" fo:border="0.002cm solid #000000"/>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fo:padding="0.097cm" fo:border-left="0.002cm solid #000000" fo:border-right="0.002cm solid #000000" fo:border-top="none" fo:border-bottom="0.002cm solid #000000"/>
    </style:style>
    <style:style style:name="Tabelle24" style:family="table">
      <style:table-properties style:width="16.999cm" table:align="margins"/>
    </style:style>
    <style:style style:name="Tabelle24.A" style:family="table-column">
      <style:table-column-properties style:column-width="2.487cm" style:rel-column-width="1410*"/>
    </style:style>
    <style:style style:name="Tabelle24.B" style:family="table-column">
      <style:table-column-properties style:column-width="14.512cm" style:rel-column-width="8227*"/>
    </style:style>
    <style:style style:name="Tabelle24.1" style:family="table-row">
      <style:table-row-properties style:min-row-height="0.582cm"/>
    </style:style>
    <style:style style:name="Tabelle24.A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999cm" table:align="margins"/>
    </style:style>
    <style:style style:name="Tabelle25.A" style:family="table-column">
      <style:table-column-properties style:column-width="2.487cm" style:rel-column-width="1410*"/>
    </style:style>
    <style:style style:name="Tabelle25.B" style:family="table-column">
      <style:table-column-properties style:column-width="14.512cm" style:rel-column-width="8227*"/>
    </style:style>
    <style:style style:name="Tabelle25.A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999cm" table:align="margins"/>
    </style:style>
    <style:style style:name="Tabelle26.A" style:family="table-column">
      <style:table-column-properties style:column-width="2.487cm" style:rel-column-width="1410*"/>
    </style:style>
    <style:style style:name="Tabelle26.B" style:family="table-column">
      <style:table-column-properties style:column-width="14.512cm" style:rel-column-width="8227*"/>
    </style:style>
    <style:style style:name="Tabelle26.A1" style:family="table-cell">
      <style:table-cell-properties fo:padding="0.097cm" fo:border="0.002cm solid #000000"/>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6.999cm" fo:break-before="page" table:align="margins"/>
    </style:style>
    <style:style style:name="Tabelle27.A" style:family="table-column">
      <style:table-column-properties style:column-width="2.487cm" style:rel-column-width="1410*"/>
    </style:style>
    <style:style style:name="Tabelle27.B" style:family="table-column">
      <style:table-column-properties style:column-width="14.512cm" style:rel-column-width="8227*"/>
    </style:style>
    <style:style style:name="Tabelle27.A1" style:family="table-cell">
      <style:table-cell-properties fo:padding="0.097cm" fo:border="0.002cm solid #000000"/>
    </style:style>
    <style:style style:name="Tabelle27.A2" style:family="table-cell">
      <style:table-cell-properties fo:padding="0.097cm" fo:border-left="0.002cm solid #000000" fo:border-right="none" fo:border-top="none" fo:border-bottom="0.002cm solid #000000"/>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999cm" table:align="margins"/>
    </style:style>
    <style:style style:name="Tabelle28.A" style:family="table-column">
      <style:table-column-properties style:column-width="2.487cm" style:rel-column-width="1410*"/>
    </style:style>
    <style:style style:name="Tabelle28.B" style:family="table-column">
      <style:table-column-properties style:column-width="14.512cm" style:rel-column-width="8227*"/>
    </style:style>
    <style:style style:name="Tabelle28.A1" style:family="table-cell">
      <style:table-cell-properties fo:padding="0.097cm" fo:border="0.002cm solid #000000"/>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999cm" table:align="margins"/>
    </style:style>
    <style:style style:name="Tabelle29.A" style:family="table-column">
      <style:table-column-properties style:column-width="2.487cm" style:rel-column-width="1410*"/>
    </style:style>
    <style:style style:name="Tabelle29.B" style:family="table-column">
      <style:table-column-properties style:column-width="14.512cm" style:rel-column-width="8227*"/>
    </style:style>
    <style:style style:name="Tabelle29.A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30" style:family="table">
      <style:table-properties style:width="16.999cm" fo:break-before="page" table:align="margins"/>
    </style:style>
    <style:style style:name="Tabelle30.A" style:family="table-column">
      <style:table-column-properties style:column-width="2.487cm" style:rel-column-width="1410*"/>
    </style:style>
    <style:style style:name="Tabelle30.B" style:family="table-column">
      <style:table-column-properties style:column-width="14.512cm" style:rel-column-width="8227*"/>
    </style:style>
    <style:style style:name="Tabelle30.A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master-page-name="Standard">
      <style:table-properties style:width="16.999cm" style:page-number="1" fo:break-before="page" table:align="margins"/>
    </style:style>
    <style:style style:name="Tabelle31.A" style:family="table-column">
      <style:table-column-properties style:column-width="2.487cm" style:rel-column-width="1410*"/>
    </style:style>
    <style:style style:name="Tabelle31.B" style:family="table-column">
      <style:table-column-properties style:column-width="14.512cm" style:rel-column-width="8227*"/>
    </style:style>
    <style:style style:name="Tabelle31.A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Verdana2"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Verdana2"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2"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Verdana2" fo:font-size="24pt" style:text-underline-style="none" fo:font-weight="bold" style:font-size-asian="24pt" style:font-weight-asian="bold" style:font-size-complex="24pt" style:font-weight-complex="bold"/>
    </style:style>
    <style:style style:name="P5" style:family="paragraph" style:parent-style-name="Standard" style:master-page-name="First_20_Page">
      <style:paragraph-properties fo:text-align="center" style:justify-single-word="false" style:page-number="auto"/>
      <style:text-properties style:font-name="Verdana2"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Verdana2"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style:font-name="Verdana2"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 style:family="paragraph" style:parent-style-name="Standard">
      <style:text-properties style:font-name="Verdana2" fo:font-size="10pt" style:font-size-asian="10pt" style:font-size-complex="10pt"/>
    </style:style>
    <style:style style:name="P9" style:family="paragraph" style:parent-style-name="Standard">
      <style:paragraph-properties>
        <style:tab-stops/>
      </style:paragraph-properties>
      <style:text-properties style:font-name="Verdana2" fo:font-size="10pt" style:font-size-asian="10pt" style:font-size-complex="10pt"/>
    </style:style>
    <style:style style:name="P10" style:family="paragraph" style:parent-style-name="Standard">
      <style:text-properties style:text-underline-style="solid" style:text-underline-type="double" style:text-underline-width="auto" style:text-underline-color="font-color"/>
    </style:style>
    <style:style style:name="P11" style:family="paragraph" style:parent-style-name="Header">
      <style:text-properties style:font-name="Verdana2" fo:font-size="10pt" fo:font-weight="bold" style:font-size-asian="10pt" style:font-weight-asian="bold" style:font-size-complex="10pt" style:font-weight-complex="bold"/>
    </style:style>
    <style:style style:name="P12" style:family="paragraph" style:parent-style-name="Table_20_Contents" style:list-style-name="L29">
      <style:paragraph-properties fo:text-align="start" style:justify-single-word="false"/>
    </style:style>
    <style:style style:name="P13" style:family="paragraph" style:parent-style-name="Table_20_Contents">
      <style:paragraph-properties fo:text-align="start" style:justify-single-word="false"/>
      <style:text-properties style:font-name="Verdana2" fo:font-size="10pt" style:font-size-asian="10pt" style:font-size-complex="10pt"/>
    </style:style>
    <style:style style:name="P14" style:family="paragraph" style:parent-style-name="Table_20_Contents" style:list-style-name="L13">
      <style:paragraph-properties fo:text-align="start" style:justify-single-word="false"/>
      <style:text-properties style:font-name="Verdana2" fo:font-size="10pt" style:font-size-asian="10pt" style:font-size-complex="10pt"/>
    </style:style>
    <style:style style:name="P15" style:family="paragraph" style:parent-style-name="Table_20_Contents" style:list-style-name="L14">
      <style:paragraph-properties fo:text-align="start" style:justify-single-word="false"/>
      <style:text-properties style:font-name="Verdana2" fo:font-size="10pt" style:font-size-asian="10pt" style:font-size-complex="10pt"/>
    </style:style>
    <style:style style:name="P16" style:family="paragraph" style:parent-style-name="Table_20_Contents" style:list-style-name="L15">
      <style:paragraph-properties fo:text-align="start" style:justify-single-word="false"/>
      <style:text-properties style:font-name="Verdana2" fo:font-size="10pt" style:font-size-asian="10pt" style:font-size-complex="10pt"/>
    </style:style>
    <style:style style:name="P17" style:family="paragraph" style:parent-style-name="Table_20_Contents" style:list-style-name="L16">
      <style:paragraph-properties fo:text-align="start" style:justify-single-word="false"/>
      <style:text-properties style:font-name="Verdana2" fo:font-size="10pt" style:font-size-asian="10pt" style:font-size-complex="10pt"/>
    </style:style>
    <style:style style:name="P18" style:family="paragraph" style:parent-style-name="Table_20_Contents" style:list-style-name="L20">
      <style:paragraph-properties fo:text-align="start" style:justify-single-word="false"/>
      <style:text-properties style:font-name="Verdana2" fo:font-size="10pt" style:font-size-asian="10pt" style:font-size-complex="10pt"/>
    </style:style>
    <style:style style:name="P19" style:family="paragraph" style:parent-style-name="Table_20_Contents" style:list-style-name="L24">
      <style:paragraph-properties fo:text-align="start" style:justify-single-word="false"/>
      <style:text-properties style:font-name="Verdana2" fo:font-size="10pt" style:font-size-asian="10pt" style:font-size-complex="10pt"/>
    </style:style>
    <style:style style:name="P20" style:family="paragraph" style:parent-style-name="Table_20_Contents" style:list-style-name="L115">
      <style:paragraph-properties fo:text-align="start" style:justify-single-word="false"/>
      <style:text-properties style:font-name="Verdana2" fo:font-size="10pt" style:font-size-asian="10pt" style:font-size-complex="10pt"/>
    </style:style>
    <style:style style:name="P21" style:family="paragraph" style:parent-style-name="Table_20_Contents" style:list-style-name="L117">
      <style:paragraph-properties fo:text-align="start" style:justify-single-word="false"/>
      <style:text-properties style:font-name="Verdana2" fo:font-size="10pt" style:font-size-asian="10pt" style:font-size-complex="10pt"/>
    </style:style>
    <style:style style:name="P22" style:family="paragraph" style:parent-style-name="Table_20_Contents" style:list-style-name="L118">
      <style:paragraph-properties fo:text-align="start" style:justify-single-word="false"/>
      <style:text-properties style:font-name="Verdana2" fo:font-size="10pt" style:font-size-asian="10pt" style:font-size-complex="10pt"/>
    </style:style>
    <style:style style:name="P23" style:family="paragraph" style:parent-style-name="Table_20_Contents" style:list-style-name="L119">
      <style:paragraph-properties fo:text-align="start" style:justify-single-word="false"/>
      <style:text-properties style:font-name="Verdana2" fo:font-size="10pt" style:font-size-asian="10pt" style:font-size-complex="10pt"/>
    </style:style>
    <style:style style:name="P24" style:family="paragraph" style:parent-style-name="Table_20_Contents" style:list-style-name="L125">
      <style:paragraph-properties fo:text-align="start" style:justify-single-word="false"/>
      <style:text-properties style:font-name="Verdana2" fo:font-size="10pt" style:font-size-asian="10pt" style:font-size-complex="10pt"/>
    </style:style>
    <style:style style:name="P25" style:family="paragraph" style:parent-style-name="Table_20_Contents" style:list-style-name="L127">
      <style:paragraph-properties fo:text-align="start" style:justify-single-word="false"/>
      <style:text-properties style:font-name="Verdana2" fo:font-size="10pt" style:font-size-asian="10pt" style:font-size-complex="10pt"/>
    </style:style>
    <style:style style:name="P26" style:family="paragraph" style:parent-style-name="Table_20_Contents">
      <style:paragraph-properties fo:text-align="start" style:justify-single-word="false"/>
      <style:text-properties style:font-name="Verdana2" fo:font-size="10pt" fo:font-weight="bold" style:font-size-asian="10pt" style:font-weight-asian="bold" style:font-size-complex="10pt" style:font-weight-complex="bold"/>
    </style:style>
    <style:style style:name="P27" style:family="paragraph" style:parent-style-name="Table_20_Contents" style:list-style-name="L112">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28" style:family="paragraph" style:parent-style-name="Table_20_Contents">
      <style:paragraph-properties fo:text-align="start" style:justify-single-word="false"/>
      <style:text-properties style:font-name="Verdana2" fo:font-size="10pt" style:font-size-asian="10pt" style:font-size-complex="10pt"/>
    </style:style>
    <style:style style:name="P29" style:family="paragraph" style:parent-style-name="Table_20_Contents" style:list-style-name="L24">
      <style:paragraph-properties fo:text-align="start" style:justify-single-word="false"/>
      <style:text-properties style:font-name="Verdana2" fo:font-size="10pt" style:font-size-asian="10pt" style:font-size-complex="10pt"/>
    </style:style>
    <style:style style:name="P30" style:family="paragraph" style:parent-style-name="Table_20_Contents" style:list-style-name="L107">
      <style:paragraph-properties fo:text-align="start" style:justify-single-word="false"/>
      <style:text-properties style:font-name="Verdana2" fo:font-size="10pt" style:font-size-asian="10pt" style:font-size-complex="10pt"/>
    </style:style>
    <style:style style:name="P31" style:family="paragraph" style:parent-style-name="Table_20_Contents" style:list-style-name="L109">
      <style:paragraph-properties fo:text-align="start" style:justify-single-word="false"/>
      <style:text-properties style:font-name="Verdana2" fo:font-size="10pt" style:font-size-asian="10pt" style:font-size-complex="10pt"/>
    </style:style>
    <style:style style:name="P32" style:family="paragraph" style:parent-style-name="Table_20_Contents" style:list-style-name="L110">
      <style:paragraph-properties fo:text-align="start" style:justify-single-word="false"/>
      <style:text-properties style:font-name="Verdana2" fo:font-size="10pt" style:font-size-asian="10pt" style:font-size-complex="10pt"/>
    </style:style>
    <style:style style:name="P33" style:family="paragraph" style:parent-style-name="Table_20_Contents" style:list-style-name="L111">
      <style:paragraph-properties fo:text-align="start" style:justify-single-word="false"/>
      <style:text-properties style:font-name="Verdana2" fo:font-size="10pt" style:font-size-asian="10pt" style:font-size-complex="10pt"/>
    </style:style>
    <style:style style:name="P34" style:family="paragraph" style:parent-style-name="Table_20_Contents" style:list-style-name="L114">
      <style:paragraph-properties fo:text-align="start" style:justify-single-word="false"/>
      <style:text-properties style:font-name="Verdana2" fo:font-size="10pt" style:font-size-asian="10pt" style:font-size-complex="10pt"/>
    </style:style>
    <style:style style:name="P35" style:family="paragraph" style:parent-style-name="Table_20_Contents" style:list-style-name="L121">
      <style:paragraph-properties fo:text-align="start" style:justify-single-word="false"/>
      <style:text-properties style:font-name="Verdana2" fo:font-size="10pt" style:font-size-asian="10pt" style:font-size-complex="10pt"/>
    </style:style>
    <style:style style:name="P36" style:family="paragraph" style:parent-style-name="Table_20_Contents" style:list-style-name="L122">
      <style:paragraph-properties fo:text-align="start" style:justify-single-word="false"/>
      <style:text-properties style:font-name="Verdana2" fo:font-size="10pt" style:font-size-asian="10pt" style:font-size-complex="10pt"/>
    </style:style>
    <style:style style:name="P37" style:family="paragraph" style:parent-style-name="Table_20_Contents" style:list-style-name="L126">
      <style:paragraph-properties fo:text-align="start" style:justify-single-word="false"/>
      <style:text-properties style:font-name="Verdana2" fo:font-size="10pt" style:font-size-asian="10pt" style:font-size-complex="10pt"/>
    </style:style>
    <style:style style:name="P38" style:family="paragraph" style:parent-style-name="Table_20_Contents">
      <style:paragraph-properties fo:text-align="start" style:justify-single-word="false"/>
      <style:text-properties style:font-name="Verdana2" fo:font-size="10pt" fo:font-weight="bold" style:font-size-asian="10pt" style:font-weight-asian="bold" style:font-size-complex="10pt" style:font-weight-complex="bold"/>
    </style:style>
    <style:style style:name="P39" style:family="paragraph" style:parent-style-name="Table_20_Contents">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0" style:family="paragraph" style:parent-style-name="Table_20_Contents" style:list-style-name="L28">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1" style:family="paragraph" style:parent-style-name="Table_20_Contents" style:list-style-name="L30">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2" style:family="paragraph" style:parent-style-name="Table_20_Contents" style:list-style-name="L31">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3" style:family="paragraph" style:parent-style-name="Table_20_Contents" style:list-style-name="L33">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4" style:family="paragraph" style:parent-style-name="Table_20_Contents" style:list-style-name="L34">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5" style:family="paragraph" style:parent-style-name="Table_20_Contents" style:list-style-name="L35">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6" style:family="paragraph" style:parent-style-name="Table_20_Contents" style:list-style-name="L38">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7" style:family="paragraph" style:parent-style-name="Table_20_Contents" style:list-style-name="L41">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8" style:family="paragraph" style:parent-style-name="Table_20_Contents" style:list-style-name="L42">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49" style:family="paragraph" style:parent-style-name="Table_20_Contents" style:list-style-name="L43">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0" style:family="paragraph" style:parent-style-name="Table_20_Contents" style:list-style-name="L46">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1" style:family="paragraph" style:parent-style-name="Table_20_Contents" style:list-style-name="L47">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2" style:family="paragraph" style:parent-style-name="Table_20_Contents" style:list-style-name="L49">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3" style:family="paragraph" style:parent-style-name="Table_20_Contents" style:list-style-name="L50">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4" style:family="paragraph" style:parent-style-name="Table_20_Contents" style:list-style-name="L51">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5" style:family="paragraph" style:parent-style-name="Table_20_Contents" style:list-style-name="L52">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6" style:family="paragraph" style:parent-style-name="Table_20_Contents" style:list-style-name="L57">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7" style:family="paragraph" style:parent-style-name="Table_20_Contents" style:list-style-name="L58">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8" style:family="paragraph" style:parent-style-name="Table_20_Contents" style:list-style-name="L59">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59" style:family="paragraph" style:parent-style-name="Table_20_Contents" style:list-style-name="L60">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0" style:family="paragraph" style:parent-style-name="Table_20_Contents" style:list-style-name="L62">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1" style:family="paragraph" style:parent-style-name="Table_20_Contents" style:list-style-name="L63">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2" style:family="paragraph" style:parent-style-name="Table_20_Contents" style:list-style-name="L68">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3" style:family="paragraph" style:parent-style-name="Table_20_Contents" style:list-style-name="L69">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4" style:family="paragraph" style:parent-style-name="Table_20_Contents" style:list-style-name="L70">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5" style:family="paragraph" style:parent-style-name="Table_20_Contents" style:list-style-name="L72">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6" style:family="paragraph" style:parent-style-name="Table_20_Contents" style:list-style-name="L73">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7" style:family="paragraph" style:parent-style-name="Table_20_Contents" style:list-style-name="L74">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8" style:family="paragraph" style:parent-style-name="Table_20_Contents" style:list-style-name="L76">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69" style:family="paragraph" style:parent-style-name="Table_20_Contents" style:list-style-name="L77">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0" style:family="paragraph" style:parent-style-name="Table_20_Contents" style:list-style-name="L78">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1" style:family="paragraph" style:parent-style-name="Table_20_Contents" style:list-style-name="L81">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2" style:family="paragraph" style:parent-style-name="Table_20_Contents" style:list-style-name="L82">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3" style:family="paragraph" style:parent-style-name="Table_20_Contents" style:list-style-name="L83">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4" style:family="paragraph" style:parent-style-name="Table_20_Contents" style:list-style-name="L84">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5" style:family="paragraph" style:parent-style-name="Table_20_Contents" style:list-style-name="L89">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6" style:family="paragraph" style:parent-style-name="Table_20_Contents" style:list-style-name="L90">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7" style:family="paragraph" style:parent-style-name="Table_20_Contents" style:list-style-name="L98">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8" style:family="paragraph" style:parent-style-name="Table_20_Contents" style:list-style-name="L99">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79" style:family="paragraph" style:parent-style-name="Table_20_Contents" style:list-style-name="L100">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80" style:family="paragraph" style:parent-style-name="Table_20_Contents" style:list-style-name="L103">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81" style:family="paragraph" style:parent-style-name="Table_20_Contents" style:list-style-name="L104">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82" style:family="paragraph" style:parent-style-name="Table_20_Contents" style:list-style-name="L106">
      <style:paragraph-properties fo:text-align="start" style:justify-single-word="false"/>
      <style:text-properties style:font-name="Verdana2" fo:font-size="10pt" fo:font-weight="normal" style:font-size-asian="10pt" style:font-weight-asian="normal" style:font-size-complex="10pt" style:font-weight-complex="normal"/>
    </style:style>
    <style:style style:name="P83" style:family="paragraph" style:parent-style-name="Table_20_Contents">
      <style:paragraph-properties fo:text-align="start" style:justify-single-word="false"/>
      <style:text-properties style:font-name="Verdana2" fo:font-size="10pt" fo:font-style="italic" fo:font-weight="normal" style:font-size-asian="10pt" style:font-style-asian="italic" style:font-weight-asian="normal" style:font-size-complex="10pt" style:font-style-complex="italic" style:font-weight-complex="normal"/>
    </style:style>
    <style:style style:name="P84" style:family="paragraph" style:parent-style-name="Table_20_Contents" style:list-style-name="L88">
      <style:paragraph-properties fo:text-align="start" style:justify-single-word="false"/>
      <style:text-properties style:font-name="Verdana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text-align="start" style:justify-single-word="false"/>
      <style:text-properties fo:font-size="10pt" style:font-size-asian="10pt" style:font-size-complex="10pt"/>
    </style:style>
    <style:style style:name="P86" style:family="paragraph" style:parent-style-name="Table_20_Contents" style:list-style-name="L108">
      <style:paragraph-properties fo:text-align="start" style:justify-single-word="false"/>
      <style:text-properties fo:font-size="10pt" style:font-size-asian="10pt" style:font-size-complex="10pt"/>
    </style:style>
    <style:style style:name="P87" style:family="paragraph" style:parent-style-name="Table_20_Contents" style:list-style-name="L120">
      <style:paragraph-properties fo:text-align="start" style:justify-single-word="false"/>
      <style:text-properties fo:font-size="10pt" style:font-size-asian="10pt" style:font-size-complex="10pt"/>
    </style:style>
    <style:style style:name="P88" style:family="paragraph" style:parent-style-name="Table_20_Contents" style:list-style-name="L123">
      <style:paragraph-properties fo:text-align="start" style:justify-single-word="false"/>
      <style:text-properties fo:font-size="10pt" style:font-size-asian="10pt" style:font-size-complex="10pt"/>
    </style:style>
    <style:style style:name="P89" style:family="paragraph" style:parent-style-name="Table_20_Contents" style:list-style-name="L124">
      <style:paragraph-properties fo:text-align="start" style:justify-single-word="false"/>
      <style:text-properties fo:font-size="10pt" style:font-size-asian="10pt" style:font-size-complex="10pt"/>
    </style:style>
    <style:style style:name="P90" style:family="paragraph" style:parent-style-name="Table_20_Contents" style:list-style-name="L127">
      <style:paragraph-properties fo:text-align="start" style:justify-single-word="false"/>
      <style:text-properties fo:font-size="10pt" style:font-size-asian="10pt" style:font-size-complex="10pt"/>
    </style:style>
    <style:style style:name="P91"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92"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93" style:family="paragraph" style:parent-style-name="Table_20_Contents" style:list-style-name="L26">
      <style:paragraph-properties fo:text-align="start" style:justify-single-word="false"/>
      <style:text-properties fo:font-size="10pt" fo:font-weight="normal" style:font-size-asian="10pt" style:font-weight-asian="normal" style:font-size-complex="10pt" style:font-weight-complex="normal"/>
    </style:style>
    <style:style style:name="T1" style:family="text">
      <style:text-properties fo:font-weight="normal"/>
    </style:style>
    <style:style style:name="T2" style:family="text">
      <style:text-properties fo:font-style="italic" style:font-style-asian="italic" style:font-style-complex="italic"/>
    </style:style>
    <style:style style:name="T3" style:family="text">
      <style:text-properties style:font-name="Verdana2"/>
    </style:style>
    <style:style style:name="T4" style:family="text">
      <style:text-properties style:font-name="Verdana2" fo:font-weight="normal" style:font-weight-asian="normal" style:font-weight-complex="normal"/>
    </style:style>
    <style:style style:name="T5" style:family="text">
      <style:text-properties style:font-name="Verdana2" fo:font-weight="bold" style:font-weight-asian="bold"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bold"/>
    </style:style>
    <style:style style:name="T9" style:family="text">
      <style:text-properties style:font-weight-complex="bold"/>
    </style:style>
    <style:style style:name="T10" style:family="text">
      <style:text-properties fo:font-size="10pt"/>
    </style:style>
    <style:style style:name="T11" style:family="text">
      <style:text-properties style:font-size-asian="10pt"/>
    </style:style>
    <style:style style:name="T12" style:family="text">
      <style:text-properties style:font-size-complex="10pt"/>
    </style:style>
    <style:style style:name="T13" style:family="text">
      <style:text-properties style:font-name="Verdana2"/>
    </style:style>
    <style:style style:name="T14" style:family="text">
      <style:text-properties style:font-name="Verdana2" fo:font-weight="bold" style:font-weight-asian="bold" style:font-weight-complex="bold"/>
    </style:style>
    <style:style style:name="T15" style:family="text">
      <style:text-properties style:font-name="Verdana2" fo:font-weight="normal" style:font-weight-asian="normal" style:font-weight-complex="normal"/>
    </style:style>
    <style:style style:name="T16" style:family="text">
      <style:text-properties style:font-name="Verdana2" fo:font-style="italic" fo:font-weight="normal" style:font-style-asian="italic" style:font-weight-asian="normal" style:font-style-complex="italic" style:font-weight-complex="normal"/>
    </style:style>
    <style:style style:name="T17" style:family="text">
      <style:text-properties style:font-weight-asian="normal"/>
    </style:style>
    <style:style style:name="T18" style:family="text">
      <style:text-properties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
      <text:p text:style-name="P3"/>
      <text:p text:style-name="P3"/>
      <text:p text:style-name="P3">TitanRPG</text:p>
      <text:p text:style-name="P4">Version History</text:p>
      <text:p text:style-name="P2"/>
      <text:p text:style-name="P2"/>
      <text:p text:style-name="P2"/>
      <text:p text:style-name="P2">TitanRPG Version: 1.60</text:p>
      <text:p text:style-name="P2"/>
      <text:p text:style-name="P2"/>
      <text:p text:style-name="P2"/>
      <text:p text:style-name="P2">Written by:</text:p>
      <text:p text:style-name="P6">Patrick 'pd' Dinklage</text:p>
      <table:table table:name="Tabelle31" table:style-name="Tabelle31">
        <table:table-column table:style-name="Tabelle31.A"/>
        <table:table-column table:style-name="Tabelle31.B"/>
        <table:table-row>
          <table:table-cell table:style-name="Tabelle31.A1" table:number-columns-spanned="2" office:value-type="string">
            <text:p text:style-name="P85"><text:span text:style-name="T5">TitanRPG 1.60</text:span></text:p>
          </table:table-cell>
          <table:covered-table-cell/>
        </table:table-row>
        <table:table-row>
          <table:table-cell table:style-name="Tabelle31.A2" office:value-type="string">
            <text:p text:style-name="P13">Date:</text:p>
          </table:table-cell>
          <table:table-cell table:style-name="Tabelle31.B2" office:value-type="string">
            <text:p text:style-name="P13">SOON</text:p>
          </table:table-cell>
        </table:table-row>
        <table:table-row>
          <table:table-cell table:style-name="Tabelle31.A2" office:value-type="string">
            <text:p text:style-name="P13">Content:</text:p>
          </table:table-cell>
          <table:table-cell table:style-name="Tabelle31.B2" office:value-type="string">
            <text:p text:style-name="P26">Additions</text:p>
            <text:list xml:id="list31709466" text:style-name="L123">
              <text:list-item>
                <text:p text:style-name="P88"><text:span text:style-name="T4">Added Conjuration, Monster Herder and Monster Intelligence abilities.</text:span></text:p>
              </text:list-item>
              <text:list-item>
                <text:p text:style-name="P88"><text:span text:style-name="T4">Added recognition of ComboNecro in RPGGameStats (EXP_Resurrection).</text:span></text:p>
              </text:list-item>
            </text:list>
            <text:p text:style-name="P26">Removals</text:p>
            <text:list xml:id="list32129913" text:style-name="L125">
              <text:list-item>
                <text:p text:style-name="P24">Removed Medic awareness abilty.</text:p>
              </text:list-item>
              <text:list-item>
                <text:p text:style-name="P24"><text:span text:style-name="T4">Removed Necromancy functionality from TitanRPG.</text:span></text:p>
              </text:list-item>
            </text:list>
            <text:p text:style-name="P26">Changes</text:p>
            <text:list xml:id="list32697657" text:continue-numbering="true" text:style-name="L125">
              <text:list-item>
                <text:p text:style-name="P24">Self-healing now always gives at least 1 health (provided you are within the heal limit).</text:p>
              </text:list-item>
              <text:list-item>
                <text:p text:style-name="P24">Improved player levels menu (sorted by level and exp, team colored).</text:p>
              </text:list-item>
            </text:list>
            <text:list xml:id="list32136781" text:style-name="L127">
              <text:list-item>
                <text:p text:style-name="P25"><text:span text:style-name="T4">Improved Stealth bar client-side simulation (smoother).</text:span></text:p>
              </text:list-item>
              <text:list-item>
                <text:p text:style-name="P25"><text:span text:style-name="T4">Magic Nullifying now makes you immune to Piercing weapons.</text:span></text:p>
              </text:list-item>
            </text:list>
            <text:p text:style-name="P13"><text:span text:style-name="T7">Bugfixes</text:span></text:p>
            <text:list xml:id="list32154170" text:style-name="L126">
              <text:list-item>
                <text:p text:style-name="P37">Fixed RPG HUD sometimes not showing after reconnects.</text:p>
              </text:list-item>
              <text:list-item>
                <text:p text:style-name="P37">Fixed artifact manager adrenaline spawning.</text:p>
              </text:list-item>
              <text:list-item>
                <text:p text:style-name="P37">Fixed weapon modifier artifacts working on modifier-less xloc / shield.</text:p>
              </text:list-item>
              <text:list-item>
                <text:p text:style-name="P37">Fixed summoning charm pickup drawscale.</text:p>
              </text:list-item>
              <text:list-item>
                <text:p text:style-name="P37">Fixed Vehicle Hack not removing the target vehicle's overlay when the hacking process is canceled.</text:p>
              </text:list-item>
            </text:list>
            <text:p text:style-name="P26">Technical Enhancements</text:p>
            <text:list xml:id="list32698018" text:continue-list="list32697657" text:style-name="L125">
              <text:list-item>
                <text:p text:style-name="P24"><text:span text:style-name="T4">Changed ability system to use instanced abilities..</text:span></text:p>
              </text:list-item>
              <text:list-item>
                <text:p text:style-name="P24"><text:span text:style-name="T4">Resources and code are now in one standalone package.</text:span></text:p>
              </text:list-item>
            </text:list>
            <text:list xml:id="list32684537" text:continue-list="list32136781" text:style-name="L127">
              <text:list-item>
                <text:p text:style-name="P90"><text:span text:style-name="T4">Fixed more </text:span><text:span text:style-name="T16">Accessed None</text:span><text:span text:style-name="T4">s</text:span></text:p>
              </text:list-item>
              <text:list-item>
                <text:p text:style-name="P90"><text:span text:style-name="T4">Changed several config locations for easier configuration.</text:span></text:p>
              </text:list-item>
              <text:list-item>
                <text:p text:style-name="P90"><text:span text:style-name="T4">Several RPG menu code improvements.</text:span></text:p>
              </text:list-item>
              <text:list-item>
                <text:p text:style-name="P90"><text:span text:style-name="T4">Improved Vampiric / Emo weapon code.</text:span></text:p>
              </text:list-item>
              <text:list-item>
                <text:p text:style-name="P90"><text:span text:style-name="T4">Overhauled game-type specific configuration possibilities.</text:span></text:p>
              </text:list-item>
            </text:list>
          </table:table-cell>
        </table:table-row>
      </table:table>
      <text:p text:style-name="Standard"/>
      <table:table table:name="Tabelle30" table:style-name="Tabelle30">
        <table:table-column table:style-name="Tabelle30.A"/>
        <table:table-column table:style-name="Tabelle30.B"/>
        <table:table-row>
          <table:table-cell table:style-name="Tabelle30.A1" table:number-columns-spanned="2" office:value-type="string">
            <text:p text:style-name="P85"><text:span text:style-name="T5">TitanRPG 1.51 Build 27</text:span></text:p>
          </table:table-cell>
          <table:covered-table-cell/>
        </table:table-row>
        <table:table-row>
          <table:table-cell table:style-name="Tabelle30.A2" office:value-type="string">
            <text:p text:style-name="P13">Date:</text:p>
          </table:table-cell>
          <table:table-cell table:style-name="Tabelle30.B2" office:value-type="string">
            <text:p text:style-name="P13">TODO: Find out</text:p>
          </table:table-cell>
        </table:table-row>
        <table:table-row>
          <table:table-cell table:style-name="Tabelle30.A2" office:value-type="string">
            <text:p text:style-name="P13">Content:</text:p>
          </table:table-cell>
          <table:table-cell table:style-name="Tabelle30.B2" office:value-type="string">
            <text:p text:style-name="P26">Additions</text:p>
            <text:list xml:id="list32713070" text:continue-list="list31709466" text:style-name="L123">
              <text:list-item>
                <text:p text:style-name="P88"><text:span text:style-name="T4">Added Matrix weapon Modifier.</text:span></text:p>
              </text:list-item>
              <text:list-item>
                <text:p text:style-name="P88"><text:span text:style-name="T4">Added damage bonus to Stealth when you are stealthed.</text:span></text:p>
              </text:list-item>
              <text:list-item>
                <text:p text:style-name="P88"><text:span text:style-name="T4">Introduced global XP gain scale in game settings.</text:span></text:p>
              </text:list-item>
              <text:list-item>
                <text:p text:style-name="P88"><text:span text:style-name="T4">Added Summoning Charm with monster selection GUI.</text:span></text:p>
              </text:list-item>
              <text:list-item>
                <text:p text:style-name="P88"><text:span text:style-name="T4">"RPGStatsMenu" command has been re-introduced and can be bound in the Keys tab in the settings.</text:span></text:p>
              </text:list-item>
            </text:list>
            <text:p text:style-name="P13"><text:span text:style-name="T7">Bugfixes</text:span></text:p>
            <text:list xml:id="list31716539" text:style-name="L122">
              <text:list-item>
                <text:p text:style-name="P36">The correct weapon is now used to apply a magic effect when dealing damage.</text:p>
              </text:list-item>
              <text:list-item>
                <text:p text:style-name="P36">Fixed magic weapon identification.</text:p>
              </text:list-item>
              <text:list-item>
                <text:p text:style-name="P36">Fixed TitanBot Invasion compatibility.</text:p>
              </text:list-item>
              <text:list-item>
                <text:p text:style-name="P36">Bots and players with auto-taunt no longer yell at you ("Same Team!") if you heal them.</text:p>
              </text:list-item>
            </text:list>
            <text:p text:style-name="P26">Technical Enhancements</text:p>
            <text:list xml:id="list32113130" text:style-name="L124">
              <text:list-item>
                <text:p text:style-name="P89"><text:span text:style-name="T4">Improved projectile modification code.</text:span></text:p>
              </text:list-item>
              <text:list-item>
                <text:p text:style-name="P89"><text:span text:style-name="T4">Improved GUI code.</text:span></text:p>
              </text:list-item>
              <text:list-item>
                <text:p text:style-name="P89"><text:span text:style-name="T4">Fixed numerous </text:span><text:span text:style-name="T16">Accessed None</text:span><text:span text:style-name="T4">s.</text:span></text:p>
              </text:list-item>
            </text:list>
          </table:table-cell>
        </table:table-row>
      </table:table>
      <text:p text:style-name="Standard"/>
      <table:table table:name="Tabelle29" table:style-name="Tabelle29">
        <table:table-column table:style-name="Tabelle29.A"/>
        <table:table-column table:style-name="Tabelle29.B"/>
        <table:table-row>
          <table:table-cell table:style-name="Tabelle29.A1" table:number-columns-spanned="2" office:value-type="string">
            <text:p text:style-name="P85"><text:span text:style-name="T5">TitanRPG 1.51 Build 26</text:span></text:p>
          </table:table-cell>
          <table:covered-table-cell/>
        </table:table-row>
        <table:table-row>
          <table:table-cell table:style-name="Tabelle29.A2" office:value-type="string">
            <text:p text:style-name="P13">Date:</text:p>
          </table:table-cell>
          <table:table-cell table:style-name="Tabelle29.B2" office:value-type="string">
            <text:p text:style-name="P13">TODO: Find out</text:p>
          </table:table-cell>
        </table:table-row>
        <table:table-row>
          <table:table-cell table:style-name="Tabelle29.A2" office:value-type="string">
            <text:p text:style-name="P13">Content:</text:p>
          </table:table-cell>
          <table:table-cell table:style-name="Tabelle29.B2" office:value-type="string">
            <text:p text:style-name="P26">Changes</text:p>
            <text:list xml:id="list31227769" text:style-name="L20">
              <text:list-item>
                <text:p text:style-name="P18">You now get at least 1 experience for destroying an enemy vehicle.</text:p>
              </text:list-item>
            </text:list>
            <text:p text:style-name="P13"/>
            <text:p text:style-name="P26">Bugfixes</text:p>
            <text:list xml:id="list31703357" text:style-name="L121">
              <text:list-item>
                <text:p text:style-name="P35">Fixed Score Assist not giving any points (only adrenaline and experience).</text:p>
              </text:list-item>
            </text:list>
          </table:table-cell>
        </table:table-row>
      </table:table>
      <text:p text:style-name="Standard"/>
      <table:table table:name="Tabelle28" table:style-name="Tabelle28">
        <table:table-column table:style-name="Tabelle28.A"/>
        <table:table-column table:style-name="Tabelle28.B"/>
        <table:table-row>
          <table:table-cell table:style-name="Tabelle28.A1" table:number-columns-spanned="2" office:value-type="string">
            <text:p text:style-name="P85"><text:span text:style-name="T5">TitanRPG 1.51 Build 25</text:span></text:p>
          </table:table-cell>
          <table:covered-table-cell/>
        </table:table-row>
        <table:table-row>
          <table:table-cell table:style-name="Tabelle28.A2" office:value-type="string">
            <text:p text:style-name="P13">Date:</text:p>
          </table:table-cell>
          <table:table-cell table:style-name="Tabelle28.B2" office:value-type="string">
            <text:p text:style-name="P13">TODO: Find out</text:p>
          </table:table-cell>
        </table:table-row>
        <table:table-row>
          <table:table-cell table:style-name="Tabelle28.A2" office:value-type="string">
            <text:p text:style-name="P13">Content:</text:p>
          </table:table-cell>
          <table:table-cell table:style-name="Tabelle28.B2" office:value-type="string">
            <text:p text:style-name="P26">Changes</text:p>
            <text:list xml:id="list31693102" text:style-name="L119">
              <text:list-item>
                <text:p text:style-name="P23">Summoned monsters now die when their master dies.</text:p>
              </text:list-item>
            </text:list>
            <text:p text:style-name="P26">Bugfixes</text:p>
            <text:list xml:id="list31696022" text:style-name="L120">
              <text:list-item>
                <text:p text:style-name="P87"><text:span text:style-name="T3">Fixed artifact order problems</text:span></text:p>
              </text:list-item>
            </text:list>
          </table:table-cell>
        </table:table-row>
      </table:table>
      <text:p text:style-name="Standard"/>
      <table:table table:name="Tabelle27" table:style-name="Tabelle27">
        <table:table-column table:style-name="Tabelle27.A"/>
        <table:table-column table:style-name="Tabelle27.B"/>
        <table:table-row>
          <table:table-cell table:style-name="Tabelle27.A1" table:number-columns-spanned="2" office:value-type="string">
            <text:p text:style-name="P85"><text:span text:style-name="T5">TitanRPG 1.51 Build 24</text:span></text:p>
          </table:table-cell>
          <table:covered-table-cell/>
        </table:table-row>
        <table:table-row>
          <table:table-cell table:style-name="Tabelle27.A2" office:value-type="string">
            <text:p text:style-name="P13">Date:</text:p>
          </table:table-cell>
          <table:table-cell table:style-name="Tabelle27.B2" office:value-type="string">
            <text:p text:style-name="P13">TODO: Find out</text:p>
          </table:table-cell>
        </table:table-row>
        <table:table-row>
          <table:table-cell table:style-name="Tabelle27.A2" office:value-type="string">
            <text:p text:style-name="P13">Content:</text:p>
          </table:table-cell>
          <table:table-cell table:style-name="Tabelle27.B2" office:value-type="string">
            <text:p text:style-name="P26">Bugfixes</text:p>
            <text:list xml:id="list31685402" text:style-name="L118">
              <text:list-item>
                <text:p text:style-name="P22">Fixed exploit concerning Quickfoot weapons.</text:p>
              </text:list-item>
            </text:list>
          </table:table-cell>
        </table:table-row>
      </table:table>
      <text:p text:style-name="Standard"/>
      <table:table table:name="Tabelle26" table:style-name="Tabelle26">
        <table:table-column table:style-name="Tabelle26.A"/>
        <table:table-column table:style-name="Tabelle26.B"/>
        <table:table-row>
          <table:table-cell table:style-name="Tabelle26.A1" table:number-columns-spanned="2" office:value-type="string">
            <text:p text:style-name="P85"><text:span text:style-name="T5">TitanRPG 1.51 Build 21</text:span></text:p>
          </table:table-cell>
          <table:covered-table-cell/>
        </table:table-row>
        <table:table-row>
          <table:table-cell table:style-name="Tabelle26.A2" office:value-type="string">
            <text:p text:style-name="P13">Date:</text:p>
          </table:table-cell>
          <table:table-cell table:style-name="Tabelle26.B2" office:value-type="string">
            <text:p text:style-name="P13">TODO: Find out</text:p>
          </table:table-cell>
        </table:table-row>
        <table:table-row>
          <table:table-cell table:style-name="Tabelle26.A2" office:value-type="string">
            <text:p text:style-name="P13">Content:</text:p>
          </table:table-cell>
          <table:table-cell table:style-name="Tabelle26.B2" office:value-type="string">
            <text:p text:style-name="P26">Additions</text:p>
            <text:list xml:id="list31643886" text:style-name="L112">
              <text:list-item>
                <text:p text:style-name="P27">Added a button to remove a character from the "My Builds" list.</text:p>
              </text:list-item>
              <text:list-item>
                <text:p text:style-name="P27">Added RPG keybinding menu in the settings.</text:p>
              </text:list-item>
            </text:list>
            <text:p text:style-name="P26">Changes</text:p>
            <text:list xml:id="list31674127" text:style-name="L117">
              <text:list-item>
                <text:p text:style-name="P21">Experience for vehicle repairing is now shared.</text:p>
              </text:list-item>
              <text:list-item>
                <text:p text:style-name="P21">Double Modifier shouldn't work on modifier-less weapons anymore (e.g. Medic).</text:p>
              </text:list-item>
            </text:list>
          </table:table-cell>
        </table:table-row>
      </table:table>
      <text:p text:style-name="Standard"/>
      <table:table table:name="Tabelle25" table:style-name="Tabelle25">
        <table:table-column table:style-name="Tabelle25.A"/>
        <table:table-column table:style-name="Tabelle25.B"/>
        <table:table-row>
          <table:table-cell table:style-name="Tabelle25.A1" table:number-columns-spanned="2" office:value-type="string">
            <text:p text:style-name="P85"><text:span text:style-name="T5">TitanRPG 1.51 Build 20</text:span></text:p>
          </table:table-cell>
          <table:covered-table-cell/>
        </table:table-row>
        <table:table-row>
          <table:table-cell table:style-name="Tabelle25.A2" office:value-type="string">
            <text:p text:style-name="P13">Date:</text:p>
          </table:table-cell>
          <table:table-cell table:style-name="Tabelle25.B2" office:value-type="string">
            <text:p text:style-name="P13">TODO: Find out</text:p>
          </table:table-cell>
        </table:table-row>
        <table:table-row>
          <table:table-cell table:style-name="Tabelle25.A2" office:value-type="string">
            <text:p text:style-name="P13">Content:</text:p>
          </table:table-cell>
          <table:table-cell table:style-name="Tabelle25.B2" office:value-type="string">
            <text:p text:style-name="P26">Additions</text:p>
            <text:list xml:id="list32695829" text:continue-list="list31643886" text:style-name="L112">
              <text:list-item>
                <text:p text:style-name="P27">Added the Parachute ability.</text:p>
              </text:list-item>
              <text:list-item>
                <text:p text:style-name="P27">Added experience for repairing vehicles (if damaged by enemies).</text:p>
              </text:list-item>
              <text:list-item>
                <text:p text:style-name="P27">Added artifact customization page in the RPG Menu.</text:p>
              </text:list-item>
            </text:list>
            <text:p text:style-name="P26">Changes</text:p>
            <text:list xml:id="list31651084" text:style-name="L115">
              <text:list-item>
                <text:p text:style-name="P20">Stealth firing no longer makes you visible immediately.</text:p>
              </text:list-item>
            </text:list>
          </table:table-cell>
        </table:table-row>
      </table:table>
      <text:p text:style-name="Standard"/>
      <table:table table:name="Tabelle24" table:style-name="Tabelle24">
        <table:table-column table:style-name="Tabelle24.A"/>
        <table:table-column table:style-name="Tabelle24.B"/>
        <table:table-row table:style-name="Tabelle24.1">
          <table:table-cell table:style-name="Tabelle24.A1" table:number-columns-spanned="2" office:value-type="string">
            <text:p text:style-name="P85"><text:span text:style-name="T5">TitanRPG 1.51 Build 18</text:span></text:p>
          </table:table-cell>
          <table:covered-table-cell/>
        </table:table-row>
        <table:table-row>
          <table:table-cell table:style-name="Tabelle24.A2" office:value-type="string">
            <text:p text:style-name="P13">Date:</text:p>
          </table:table-cell>
          <table:table-cell table:style-name="Tabelle24.B2" office:value-type="string">
            <text:p text:style-name="P13">TODO: Find out</text:p>
          </table:table-cell>
        </table:table-row>
        <table:table-row>
          <table:table-cell table:style-name="Tabelle24.A2" office:value-type="string">
            <text:p text:style-name="P13">Content:</text:p>
          </table:table-cell>
          <table:table-cell table:style-name="Tabelle24.B2" office:value-type="string">
            <text:p text:style-name="P13"><text:span text:style-name="T7">Bugfixes</text:span></text:p>
            <text:list xml:id="list31642838" text:style-name="L114">
              <text:list-item>
                <text:p text:style-name="P34">Fixed bugs concerning weapon re-selection after respawning.</text:p>
              </text:list-item>
            </text:list>
          </table:table-cell>
        </table:table-row>
      </table:table>
      <text:p text:style-name="Standard"/>
      <table:table table:name="Tabelle23" table:style-name="Tabelle23">
        <table:table-column table:style-name="Tabelle23.A"/>
        <table:table-column table:style-name="Tabelle23.B"/>
        <table:table-row>
          <table:table-cell table:style-name="Tabelle23.A1" table:number-columns-spanned="2" office:value-type="string">
            <text:p text:style-name="P85"><text:span text:style-name="T5">TitanRPG 1.51 Build 15</text:span></text:p>
          </table:table-cell>
          <table:covered-table-cell/>
        </table:table-row>
        <table:table-row>
          <table:table-cell table:style-name="Tabelle23.A2" office:value-type="string">
            <text:p text:style-name="P13">Date:</text:p>
          </table:table-cell>
          <table:table-cell table:style-name="Tabelle23.B2" office:value-type="string">
            <text:p text:style-name="P13">TODO: Find out</text:p>
          </table:table-cell>
        </table:table-row>
        <table:table-row>
          <table:table-cell table:style-name="Tabelle23.A2" office:value-type="string">
            <text:p text:style-name="P13">Content:</text:p>
          </table:table-cell>
          <table:table-cell table:style-name="Tabelle23.B2" office:value-type="string">
            <text:p text:style-name="P26">Additions</text:p>
            <text:list xml:id="list32690381" text:continue-list="list32695829" text:style-name="L112">
              <text:list-item>
                <text:p text:style-name="P27">Integrated NetKActor from GoodKarma by Jonathan Zepp for possible future use.</text:p>
              </text:list-item>
            </text:list>
            <text:p text:style-name="P26">Changes</text:p>
            <text:list xml:id="list32713135" text:continue-list="list31227769" text:style-name="L20">
              <text:list-item>
                <text:p text:style-name="P18">Made Imposter message not kick you.</text:p>
              </text:list-item>
            </text:list>
            <text:p text:style-name="P13"><text:span text:style-name="T7">Bugfixes</text:span></text:p>
            <text:list xml:id="list31623853" text:style-name="L111">
              <text:list-item>
                <text:p text:style-name="P33">Fixed Stealth bug.</text:p>
              </text:list-item>
              <text:list-item>
                <text:p text:style-name="P33">Fixed Denial not saving your weapon if you died in a vehicle.</text:p>
              </text:list-item>
              <text:list-item>
                <text:p text:style-name="P33">Added keybinding ID for Teleporter.</text:p>
              </text:list-item>
              <text:list-item>
                <text:p text:style-name="P33">Made unmodifiable weapons unmodifiable using artifacts.</text:p>
              </text:list-item>
            </text:list>
          </table:table-cell>
        </table:table-row>
      </table:table>
      <text:p text:style-name="Standard"/>
      <table:table table:name="Tabelle22" table:style-name="Tabelle22">
        <table:table-column table:style-name="Tabelle22.A"/>
        <table:table-column table:style-name="Tabelle22.B"/>
        <table:table-row>
          <table:table-cell table:style-name="Tabelle22.A1" table:number-columns-spanned="2" office:value-type="string">
            <text:p text:style-name="P85"><text:span text:style-name="T5">TitanRPG 1.51 Build 14</text:span></text:p>
          </table:table-cell>
          <table:covered-table-cell/>
        </table:table-row>
        <table:table-row>
          <table:table-cell table:style-name="Tabelle22.A2" office:value-type="string">
            <text:p text:style-name="P13">Date:</text:p>
          </table:table-cell>
          <table:table-cell table:style-name="Tabelle22.B2" office:value-type="string">
            <text:p text:style-name="P13">TODO: Find out</text:p>
          </table:table-cell>
        </table:table-row>
        <table:table-row>
          <table:table-cell table:style-name="Tabelle22.A2" office:value-type="string">
            <text:p text:style-name="P13">Content:</text:p>
          </table:table-cell>
          <table:table-cell table:style-name="Tabelle22.B2" office:value-type="string">
            <text:p text:style-name="P26">Changes</text:p>
            <text:list xml:id="list32711449" text:continue-list="list32713135" text:style-name="L20">
              <text:list-item>
                <text:p text:style-name="P18">Protection artifact now protects against Ultima.</text:p>
              </text:list-item>
              <text:list-item>
                <text:p text:style-name="P18">The Artifact Manager now only spawns adrenaline if there's not enough on the map already.</text:p>
              </text:list-item>
              <text:list-item>
                <text:p text:style-name="P18">Improved Stealth weapon UI</text:p>
              </text:list-item>
            </text:list>
            <text:p text:style-name="P13"/>
            <text:p text:style-name="P26">Bugfixes</text:p>
            <text:list xml:id="list31602680" text:style-name="L110">
              <text:list-item>
                <text:p text:style-name="P32">Fixed RPGGetArtifact.</text:p>
              </text:list-item>
              <text:list-item>
                <text:p text:style-name="P32">Fixed and improved some cheats.</text:p>
              </text:list-item>
            </text:list>
          </table:table-cell>
        </table:table-row>
      </table:table>
      <text:p text:style-name="Standard"/>
      <table:table table:name="Tabelle21" table:style-name="Tabelle21">
        <table:table-column table:style-name="Tabelle21.A"/>
        <table:table-column table:style-name="Tabelle21.B"/>
        <table:table-row>
          <table:table-cell table:style-name="Tabelle21.A1" table:number-columns-spanned="2" office:value-type="string">
            <text:p text:style-name="P85"><text:span text:style-name="T5">TitanRPG 1.51 Build 12</text:span></text:p>
          </table:table-cell>
          <table:covered-table-cell/>
        </table:table-row>
        <table:table-row>
          <table:table-cell table:style-name="Tabelle21.A2" office:value-type="string">
            <text:p text:style-name="P13">Date:</text:p>
          </table:table-cell>
          <table:table-cell table:style-name="Tabelle21.B2" office:value-type="string">
            <text:p text:style-name="P13">TODO: Find out</text:p>
          </table:table-cell>
        </table:table-row>
        <table:table-row>
          <table:table-cell table:style-name="Tabelle21.A2" office:value-type="string">
            <text:p text:style-name="P13">Content:</text:p>
          </table:table-cell>
          <table:table-cell table:style-name="Tabelle21.B2" office:value-type="string">
            <text:p text:style-name="P26">Changes</text:p>
            <text:list xml:id="list32701721" text:continue-list="list32711449" text:style-name="L20">
              <text:list-item>
                <text:p text:style-name="P18">Delayed artifacts (weapon makers, teleport) can now be canceled (no adrenaline repay!).</text:p>
              </text:list-item>
            </text:list>
            <text:p text:style-name="P13"/>
            <text:p text:style-name="P26">Bugfixes</text:p>
            <text:list xml:id="list31599312" text:style-name="L109">
              <text:list-item>
                <text:p text:style-name="P31">Fixed Reflection power operator (^ instead of **, ie it was XOR...).</text:p>
              </text:list-item>
              <text:list-item>
                <text:p text:style-name="P31">Fixed last selected artifact restoration.</text:p>
              </text:list-item>
            </text:list>
          </table:table-cell>
        </table:table-row>
      </table:table>
      <text:p text:style-name="Standard"/>
      <table:table table:name="Tabelle20" table:style-name="Tabelle20">
        <table:table-column table:style-name="Tabelle20.A"/>
        <table:table-column table:style-name="Tabelle20.B"/>
        <table:table-row>
          <table:table-cell table:style-name="Tabelle20.A1" table:number-columns-spanned="2" office:value-type="string">
            <text:p text:style-name="P85"><text:span text:style-name="T5">TitanRPG 1.51 Build 11</text:span></text:p>
          </table:table-cell>
          <table:covered-table-cell/>
        </table:table-row>
        <table:table-row>
          <table:table-cell table:style-name="Tabelle20.A2" office:value-type="string">
            <text:p text:style-name="P13">Date:</text:p>
          </table:table-cell>
          <table:table-cell table:style-name="Tabelle20.B2" office:value-type="string">
            <text:p text:style-name="P13">TODO: Find out</text:p>
          </table:table-cell>
        </table:table-row>
        <table:table-row>
          <table:table-cell table:style-name="Tabelle20.A2" office:value-type="string">
            <text:p text:style-name="P13">Content:</text:p>
          </table:table-cell>
          <table:table-cell table:style-name="Tabelle20.B2" office:value-type="string">
            <text:p text:style-name="P85"><text:span text:style-name="T5">Additions</text:span></text:p>
            <text:list xml:id="list31314462" text:style-name="L26">
              <text:list-item>
                <text:p text:style-name="P93"><text:span text:style-name="T3">Added the Rebuild button functionality.</text:span></text:p>
              </text:list-item>
            </text:list>
            <text:p text:style-name="P92"><text:span text:style-name="T3"/></text:p>
            <text:p text:style-name="P91"><text:span text:style-name="T3">Changes</text:span></text:p>
            <text:list xml:id="list31564125" text:style-name="L108">
              <text:list-item>
                <text:p text:style-name="P86"><text:span text:style-name="T4">Denial now also saves your weapon if you suicided.</text:span></text:p>
              </text:list-item>
              <text:list-item>
                <text:p text:style-name="P86"><text:span text:style-name="T4">All Denial-saveable weapons are now saved if you change teams (no matter if you have denial).</text:span></text:p>
              </text:list-item>
              <text:list-item>
                <text:p text:style-name="P86"><text:span text:style-name="T4">Colored speed trail at max Quickfoot.</text:span></text:p>
              </text:list-item>
            </text:list>
            <text:p text:style-name="P13"/>
            <text:p text:style-name="P26">Bugfixes</text:p>
            <text:list xml:id="list31561963" text:style-name="L107">
              <text:list-item>
                <text:p text:style-name="P30">Fixed artifact use delay not sent to client when picking up a dropped artifact.</text:p>
              </text:list-item>
              <text:list-item>
                <text:p text:style-name="P30">Fixed GetWeapon to work better when having multiple weapons of the same type.</text:p>
              </text:list-item>
            </text:list>
          </table:table-cell>
        </table:table-row>
      </table:table>
      <text:p text:style-name="Standard"/>
      <table:table table:name="Tabelle1" table:style-name="Tabelle1">
        <table:table-column table:style-name="Tabelle1.A"/>
        <table:table-column table:style-name="Tabelle1.B"/>
        <table:table-row>
          <table:table-cell table:style-name="Tabelle1.A1" table:number-columns-spanned="2" office:value-type="string">
            <text:p text:style-name="P85"><text:span text:style-name="T5">TitanRPG 1.51 Build 1</text:span></text:p>
          </table:table-cell>
          <table:covered-table-cell/>
        </table:table-row>
        <table:table-row>
          <table:table-cell table:style-name="Tabelle1.A2" office:value-type="string">
            <text:p text:style-name="P13">Date:</text:p>
          </table:table-cell>
          <table:table-cell table:style-name="Tabelle1.B2" office:value-type="string">
            <text:p text:style-name="P13">January 8, 2010</text:p>
          </table:table-cell>
        </table:table-row>
        <table:table-row>
          <table:table-cell table:style-name="Tabelle1.A2" office:value-type="string">
            <text:p text:style-name="P13">Content:</text:p>
          </table:table-cell>
          <table:table-cell table:style-name="Tabelle1.B2" office:value-type="string">
            <text:p text:style-name="P26">Additions</text:p>
            <text:list xml:id="list31174771" text:style-name="L13">
              <text:list-item>
                <text:p text:style-name="P14">Added Drones.</text:p>
              </text:list-item>
              <text:list-item>
                <text:p text:style-name="P14">Added the Ghost ability.</text:p>
              </text:list-item>
              <text:list-item>
                <text:p text:style-name="P14">Added the Retaliation ability.</text:p>
              </text:list-item>
              <text:list-item>
                <text:p text:style-name="P14">Added the Necromancy combo and artifact.</text:p>
              </text:list-item>
              <text:list-item>
                <text:p text:style-name="P14">Added support for immunity against Vorpal.</text:p>
              </text:list-item>
            </text:list>
            <text:p text:style-name="P13"/>
            <text:p text:style-name="P26">Changes</text:p>
            <text:list xml:id="list31192707" text:style-name="L14">
              <text:list-item>
                <text:p text:style-name="P15">Custom Weapon stats (e.g. Ultima) now supports the "Killed By" field (in the F3 player stats).</text:p>
              </text:list-item>
              <text:list-item>
                <text:p text:style-name="P15">You can no longer gain experience after the game has ended (e.g. using Healing Blasts).</text:p>
              </text:list-item>
              <text:list-item>
                <text:p text:style-name="P15">Retaliation damage is now nullified by the Magic Nullifier magic.</text:p>
              </text:list-item>
              <text:list-item>
                <text:p text:style-name="P15">The Retaliation weapon modifier does no longer stack up with Double or Triple Damage.</text:p>
              </text:list-item>
              <text:list-item>
                <text:p text:style-name="P15">Experience is now shared for game events (e.g. when building a power node, all linking players will gain experience).</text:p>
              </text:list-item>
              <text:list-item>
                <text:p text:style-name="P15">Weapons of Luck have been enhanced (no more shield when you cannot pick up any, adrenaline gets spawned).</text:p>
              </text:list-item>
              <text:list-item>
                <text:p text:style-name="P15">Convalescing Aura will now only work if you are moving.</text:p>
              </text:list-item>
              <text:list-item>
                <text:p text:style-name="P15">Weapon Speed now supports assault vehicles (e.g. minigun turrets, spacefighters).</text:p>
              </text:list-item>
              <text:list-item>
                <text:p text:style-name="P15">Experience for destroying a power core is now again given after it has been destroyed, depending on how much damage a player did to it.</text:p>
              </text:list-item>
              <text:list-item>
                <text:p text:style-name="P15">The final blow on a power core will no longer grant additional experience.</text:p>
              </text:list-item>
              <text:list-item>
                <text:p text:style-name="P15">Experience gain is able to display fractions again.</text:p>
              </text:list-item>
            </text:list>
            <text:p text:style-name="P13"/>
            <text:p text:style-name="P26">Bugfixes</text:p>
            <text:list xml:id="list31204033" text:style-name="L15">
              <text:list-item>
                <text:p text:style-name="P16">Fixed Energy guns to grant adrenaline for self damage.</text:p>
              </text:list-item>
              <text:list-item>
                <text:p text:style-name="P16">Fixed the ONS Ultima to be chargable with Ultima kills.</text:p>
              </text:list-item>
              <text:list-item>
                <text:p text:style-name="P16">Fixed several typos in RPG related texts.</text:p>
              </text:list-item>
              <text:list-item>
                <text:p text:style-name="P16">Fixed Denial saving assault vehicle weapons (e.g. the spacefighter's weapon).</text:p>
              </text:list-item>
            </text:list>
            <text:p text:style-name="P13"/>
            <text:p text:style-name="P26">Technical Enhancements</text:p>
            <text:list xml:id="list31183771" text:style-name="L16">
              <text:list-item>
                <text:p text:style-name="P17">Server config transfer to clients has been overhauled.</text:p>
              </text:list-item>
              <text:list-item>
                <text:p text:style-name="P17">Player level transfer to clients has been overhauled.</text:p>
              </text:list-item>
              <text:list-item>
                <text:p text:style-name="P17">Revised AI build selection. </text:p>
              </text:list-item>
            </text:list>
          </table:table-cell>
        </table:table-row>
      </table:table>
      <table:table table:name="Tabelle3" table:style-name="Tabelle3">
        <table:table-column table:style-name="Tabelle3.A"/>
        <table:table-column table:style-name="Tabelle3.B"/>
        <table:table-row>
          <table:table-cell table:style-name="Tabelle3.A1" table:number-columns-spanned="2" office:value-type="string">
            <text:p text:style-name="P85"><text:span text:style-name="T5">TitanRPG 1.50.442</text:span></text:p>
          </table:table-cell>
          <table:covered-table-cell/>
        </table:table-row>
        <table:table-row>
          <table:table-cell table:style-name="Tabelle3.A2" office:value-type="string">
            <text:p text:style-name="P13">Date:</text:p>
          </table:table-cell>
          <table:table-cell table:style-name="Tabelle3.B2" office:value-type="string">
            <text:p text:style-name="P13">November 3, 2009</text:p>
          </table:table-cell>
        </table:table-row>
        <table:table-row>
          <table:table-cell table:style-name="Tabelle3.A2" office:value-type="string">
            <text:p text:style-name="P13">Content:</text:p>
          </table:table-cell>
          <table:table-cell table:style-name="Tabelle3.B2" office:value-type="string">
            <text:p text:style-name="P26">Changes</text:p>
            <text:list xml:id="list32695585" text:continue-list="list32701721" text:style-name="L20">
              <text:list-item>
                <text:p text:style-name="P18">The Retaliation weapon modifier does no longer stack up with Double or Triple Damage.</text:p>
              </text:list-item>
              <text:list-item>
                <text:p text:style-name="P18">The "Reset" button in the RPG menu has been made smaller</text:p>
              </text:list-item>
              <text:list-item>
                <text:p text:style-name="P18">The RPG menu can now be fully used again after the game has ended.</text:p>
              </text:list-item>
              <text:list-item>
                <text:p text:style-name="P18">The server config transfer rate has been doubeld.</text:p>
              </text:list-item>
              <text:list-item>
                <text:p text:style-name="P18">"Press L" will not be displayed before the RPG menu is actually available.</text:p>
              </text:list-item>
              <text:list-item>
                <text:p text:style-name="P18">Shield Regeneration and Enhanced Translocator have been modified to meet BattleMode's RPG's standards.</text:p>
              </text:list-item>
            </text:list>
            <text:p text:style-name="P13"/>
            <text:p text:style-name="P26">Bugfixes</text:p>
            <text:list xml:id="list31253177" text:style-name="L24">
              <text:list-item>
                <text:p text:style-name="P19">Fixed the game crashing when a map has no navigation points eligible for spawning adrenaline or artifacts (nothing will be spawned instead).</text:p>
              </text:list-item>
              <text:list-item>
                <text:p text:style-name="P19">Fixed weapon modifiers to cause twice as much momentum as usual.</text:p>
              </text:list-item>
              <text:list-item>
                <text:p text:style-name="P19">Fixed weapon names not being localized.</text:p>
              </text:list-item>
            </text:list>
          </table:table-cell>
        </table:table-row>
      </table:table>
      <text:p text:style-name="P8"/>
      <table:table table:name="Tabelle2" table:style-name="Tabelle2">
        <table:table-column table:style-name="Tabelle2.A"/>
        <table:table-column table:style-name="Tabelle2.B"/>
        <table:table-row>
          <table:table-cell table:style-name="Tabelle2.A1" table:number-columns-spanned="2" office:value-type="string">
            <text:p text:style-name="P85"><text:span text:style-name="T5">TitanRPG 1.50.382</text:span></text:p>
          </table:table-cell>
          <table:covered-table-cell/>
        </table:table-row>
        <table:table-row>
          <table:table-cell table:style-name="Tabelle2.A2" office:value-type="string">
            <text:p text:style-name="P13">Date:</text:p>
          </table:table-cell>
          <table:table-cell table:style-name="Tabelle2.B2" office:value-type="string">
            <text:p text:style-name="P13">October 18, 2009</text:p>
          </table:table-cell>
        </table:table-row>
        <table:table-row>
          <table:table-cell table:style-name="Tabelle2.A2" office:value-type="string">
            <text:p text:style-name="P13">Content:</text:p>
          </table:table-cell>
          <table:table-cell table:style-name="Tabelle2.B2" office:value-type="string">
            <text:p text:style-name="P85"><text:span text:style-name="T5">Changes</text:span></text:p>
            <text:list xml:id="list32715000" text:continue-list="list31314462" text:style-name="L26">
              <text:list-item>
                <text:p text:style-name="P93"><text:span text:style-name="T3">Health no longer affects a vehicle's starting strength.</text:span></text:p>
              </text:list-item>
              <text:list-item>
                <text:p text:style-name="P93"><text:span text:style-name="T3">A player's score now gets reset if he switches characters.</text:span></text:p>
              </text:list-item>
            </text:list>
            <text:p text:style-name="P13"/>
            <text:p text:style-name="P26">Bugfixes</text:p>
            <text:list xml:id="list32690138" text:continue-list="list31253177" text:style-name="L24">
              <text:list-item>
                <text:p text:style-name="P19">Fixed vehicle secondary seat instigated damage not being processed by RPG if the driver seat is empty.</text:p>
              </text:list-item>
              <text:list-item>
                <text:p text:style-name="P19">Fixed experience not being granted for healing with Experienced Healing.</text:p>
              </text:list-item>
              <text:list-item>
                <text:p text:style-name="P19">Fixed vehicle drivers not being healable.</text:p>
              </text:list-item>
              <text:list-item>
                <text:p text:style-name="P19">Fixed modifier artifacts not updating the weapon's name immediately.</text:p>
              </text:list-item>
              <text:list-item>
                <text:p text:style-name="P19">Fixed players keeping their weapon if they have Denial and switch characters.</text:p>
              </text:list-item>
              <text:list-item>
                <text:p text:style-name="P19">Fixed the description of the Convalescing Aura ability displaying $1.</text:p>
              </text:list-item>
            </text:list>
          </table:table-cell>
        </table:table-row>
      </table:table>
      <text:p text:style-name="P9"/>
      <table:table table:name="Tabelle4" table:style-name="Tabelle4">
        <table:table-column table:style-name="Tabelle4.A"/>
        <table:table-column table:style-name="Tabelle4.B"/>
        <table:table-row>
          <table:table-cell table:style-name="Tabelle4.A1" table:number-columns-spanned="2" office:value-type="string">
            <text:p text:style-name="P85"><text:span text:style-name="T5">TitanRPG 1.50.286</text:span></text:p>
          </table:table-cell>
          <table:covered-table-cell/>
        </table:table-row>
        <table:table-row>
          <table:table-cell table:style-name="Tabelle4.A2" office:value-type="string">
            <text:p text:style-name="P13">Date:</text:p>
          </table:table-cell>
          <table:table-cell table:style-name="Tabelle4.B2" office:value-type="string">
            <text:p text:style-name="P13">October 8, 2009</text:p>
          </table:table-cell>
        </table:table-row>
        <table:table-row>
          <table:table-cell table:style-name="Tabelle4.A2" office:value-type="string">
            <text:p text:style-name="P13">Content:</text:p>
          </table:table-cell>
          <table:table-cell table:style-name="Tabelle4.B2" office:value-type="string">
            <text:p text:style-name="P26">Additions</text:p>
            <text:list xml:id="list31332787" text:style-name="L28">
              <text:list-item>
                <text:p text:style-name="P40">Added the Convalescing Aura ability.</text:p>
              </text:list-item>
            </text:list>
            <text:p text:style-name="P26">Changes</text:p>
            <text:list xml:id="list31324422" text:style-name="L29">
              <text:list-item>
                <text:p text:style-name="P12">Shortened weapon name extra information texts.</text:p>
              </text:list-item>
            </text:list>
            <text:p text:style-name="P26">Bugfixes</text:p>
            <text:list xml:id="list31322061" text:style-name="L30">
              <text:list-item>
                <text:p text:style-name="P41">Fixed the description of level 5 of the ONS RPG version of Loaded Weapons.</text:p>
              </text:list-item>
              <text:list-item>
                <text:p text:style-name="P41">Fixed the wrong Enhanced Translocator level bonuses.</text:p>
              </text:list-item>
              <text:list-item>
                <text:p text:style-name="P41">Fixed Shield Regeneration rules to apply to ONS RPG.</text:p>
              </text:list-item>
              <text:list-item>
                <text:p text:style-name="P41">Fixed the Teleport pickup being invisible.</text:p>
              </text:list-item>
              <text:list-item>
                <text:p text:style-name="P41">Fixed max adrenaline to persist after switching characters.</text:p>
              </text:list-item>
              <text:list-item>
                <text:p text:style-name="P41">Fixed vehicle spawn protection persisting even if somebody enters it.</text:p>
              </text:list-item>
              <text:list-item>
                <text:p text:style-name="P41">Fixed Protection guns to often fail to save you from an instant kill shot.</text:p>
              </text:list-item>
              <text:list-item>
                <text:p text:style-name="P41">Fixed TitanRPG not working in Instant Action.</text:p>
              </text:list-item>
            </text:list>
            <text:p text:style-name="P26">Technical enhancements</text:p>
            <text:list xml:id="list31332518" text:style-name="L31">
              <text:list-item>
                <text:p text:style-name="P42">Improved the way that ability information is sent to the client.</text:p>
              </text:list-item>
              <text:list-item>
                <text:p text:style-name="P42">Improved the way that Force affected projectile information is sent to all clients.</text:p>
              </text:list-item>
              <text:list-item>
                <text:p text:style-name="P42">Made overlays for Healing, Null Entropy and Protection (Artifact) / Invulnerability show up more reliably.</text:p>
              </text:list-item>
              <text:list-item>
                <text:p text:style-name="P42">Revisited the chain of events when damage is done.</text:p>
              </text:list-item>
              <text:list-item>
                <text:p text:style-name="P42">Improved the RPGArtifact interface and optimized code for all Artifact classes.</text:p>
              </text:list-item>
            </text:list>
          </table:table-cell>
        </table:table-row>
      </table:table>
      <text:p text:style-name="Standard"/>
      <table:table table:name="Tabelle5" table:style-name="Tabelle5">
        <table:table-column table:style-name="Tabelle5.A"/>
        <table:table-column table:style-name="Tabelle5.B"/>
        <table:table-row>
          <table:table-cell table:style-name="Tabelle5.A1" table:number-columns-spanned="2" office:value-type="string">
            <text:p text:style-name="P85"><text:span text:style-name="T5">TitanRPG 1.50.56</text:span></text:p>
          </table:table-cell>
          <table:covered-table-cell/>
        </table:table-row>
        <table:table-row>
          <table:table-cell table:style-name="Tabelle5.A2" office:value-type="string">
            <text:p text:style-name="P13">Date:</text:p>
          </table:table-cell>
          <table:table-cell table:style-name="Tabelle5.B2" office:value-type="string">
            <text:p text:style-name="P13">September 26, 2009</text:p>
          </table:table-cell>
        </table:table-row>
        <table:table-row>
          <table:table-cell table:style-name="Tabelle5.A2" office:value-type="string">
            <text:p text:style-name="P13">Content:</text:p>
          </table:table-cell>
          <table:table-cell table:style-name="Tabelle5.B2" office:value-type="string">
            <text:p text:style-name="P13"><text:span text:style-name="T7">Changes</text:span></text:p>
            <text:list xml:id="list31357217" text:style-name="L35">
              <text:list-item>
                <text:p text:style-name="P45">Magic Nullifying now nullify Vampiric weapons' vampire effects.</text:p>
              </text:list-item>
              <text:list-item>
                <text:p text:style-name="P45">Changed artifact pickups to rotate like weapon pickups.</text:p>
              </text:list-item>
              <text:list-item>
                <text:p text:style-name="P45">Experience is now granted when damaging a power core.</text:p>
              </text:list-item>
            </text:list>
            <text:p text:style-name="P13"><text:span text:style-name="T7">Bugfixes</text:span></text:p>
            <text:list xml:id="list31343224" text:style-name="L34">
              <text:list-item>
                <text:p text:style-name="P44">Fixed Ultima chargers going invisible before the explosion occurs.</text:p>
              </text:list-item>
              <text:list-item>
                <text:p text:style-name="P44">Fixed UT2004's weapon priority being broken by TitanRPG.</text:p>
              </text:list-item>
              <text:list-item>
                <text:p text:style-name="P44">Fixed artifact manager placing multiple pickups on the same spot.</text:p>
              </text:list-item>
              <text:list-item>
                <text:p text:style-name="P44">Fixed EXP / Needed text Y position (was 1 pixel too high, looked weird).</text:p>
              </text:list-item>
              <text:list-item>
                <text:p text:style-name="P44">Fixed experience gain fractions displaying below the experience bar (they're getting rounded now).</text:p>
              </text:list-item>
            </text:list>
            <text:p text:style-name="P13"><text:span text:style-name="T7">Technical enhancements</text:span></text:p>
            <text:list xml:id="list31343167" text:style-name="L33">
              <text:list-item>
                <text:p text:style-name="P43">Made sure monster support is given (mainly experience for damage).</text:p>
              </text:list-item>
            </text:list>
          </table:table-cell>
        </table:table-row>
      </table:table>
      <text:p text:style-name="Standard"/>
      <table:table table:name="Tabelle6" table:style-name="Tabelle6">
        <table:table-column table:style-name="Tabelle6.A"/>
        <table:table-column table:style-name="Tabelle6.B"/>
        <table:table-row>
          <table:table-cell table:style-name="Tabelle6.A1" table:number-columns-spanned="2" office:value-type="string">
            <text:p text:style-name="P85"><text:span text:style-name="T5">TitanRPG 1.50.3</text:span></text:p>
          </table:table-cell>
          <table:covered-table-cell/>
        </table:table-row>
        <table:table-row>
          <table:table-cell table:style-name="Tabelle6.A2" office:value-type="string">
            <text:p text:style-name="P13">Date:</text:p>
          </table:table-cell>
          <table:table-cell table:style-name="Tabelle6.B2" office:value-type="string">
            <text:p text:style-name="P13">September 18, 2009</text:p>
          </table:table-cell>
        </table:table-row>
        <table:table-row>
          <table:table-cell table:style-name="Tabelle6.A2" office:value-type="string">
            <text:p text:style-name="P13">Content:</text:p>
          </table:table-cell>
          <table:table-cell table:style-name="Tabelle6.B2" office:value-type="string">
            <text:p text:style-name="P39"><text:span text:style-name="T7">Additions</text:span></text:p>
            <text:list xml:id="list31372151" text:style-name="L38">
              <text:list-item>
                <text:p text:style-name="P46">Added a lot of ONS RPG features as part of the Unified RPG subproject.</text:p>
              </text:list-item>
              <text:list-item>
                <text:p text:style-name="P46">Added the Boost Dodging Ability.</text:p>
              </text:list-item>
              <text:list-item>
                <text:p text:style-name="P46">Added the Multi Jump Ability.</text:p>
              </text:list-item>
              <text:list-item>
                <text:p text:style-name="P46">Added the Power Dodge Ability.</text:p>
              </text:list-item>
              <text:list-item>
                <text:p text:style-name="P46">Added the Decoy Artifact.</text:p>
              </text:list-item>
              <text:list-item>
                <text:p text:style-name="P46">Added the Self Destruction Artifact.</text:p>
              </text:list-item>
              <text:list-item>
                <text:p text:style-name="P46">Added the Retaliation Weapon Modifier.</text:p>
              </text:list-item>
              <text:list-item>
                <text:p text:style-name="P46">Added a countdown timer to the icons of delayed use Artifacts like Repulsion or Nitro Boost.</text:p>
              </text:list-item>
              <text:list-item>
                <text:p text:style-name="P46">Added customizability features for the Artifact HUD in the RPG Menu ? Settings.</text:p>
              </text:list-item>
            </text:list>
            <text:p text:style-name="P39"><text:span text:style-name="T7">Changes</text:span></text:p>
            <text:list xml:id="list31370867" text:style-name="L41">
              <text:list-item>
                <text:p text:style-name="P47">The Nitro Boost can now be used in any wheeled vehicle.</text:p>
              </text:list-item>
              <text:list-item>
                <text:p text:style-name="P47">The Ultima damage waves are distributed slightly different, it should not really be noticeable.</text:p>
              </text:list-item>
              <text:list-item>
                <text:p text:style-name="P47">Improved how bots choose weapons, reacting on whatever (magic and damage type) they are hit with.</text:p>
              </text:list-item>
              <text:list-item>
                <text:p text:style-name="P47">Started to make bots use artifacts intelligently. As for now, they use Triple Damage and Lightning Rod.</text:p>
              </text:list-item>
            </text:list>
            <text:p text:style-name="P39"><text:span text:style-name="T7">Bugfixes</text:span></text:p>
            <text:list xml:id="list31361423" text:style-name="L42">
              <text:list-item>
                <text:p text:style-name="P48">Fixed the "pickup-drop-pickup" protection system to not let you have any more magic weapons after a while.</text:p>
              </text:list-item>
              <text:list-item>
                <text:p text:style-name="P48">Fixed Speed Switcher not working at all.</text:p>
              </text:list-item>
              <text:list-item>
                <text:p text:style-name="P48">Fixed Vehicle Lock not working when exiting secondary seats.</text:p>
              </text:list-item>
              <text:list-item>
                <text:p text:style-name="P48">Fixed Ultima not triggering after killing somebody in a vehicle and then leaving it, and vice versa.</text:p>
              </text:list-item>
              <text:list-item>
                <text:p text:style-name="P48">Fixed guided Redeemer warheads having no trail.</text:p>
              </text:list-item>
              <text:list-item>
                <text:p text:style-name="P48">Fixed the experience gain resetting to 0 after a while although the "Exp gain duration" setting is set to "all match long".</text:p>
              </text:list-item>
            </text:list>
            <text:p text:style-name="P39"><text:span text:style-name="T7">Technical enhancements</text:span></text:p>
            <text:list xml:id="list31368863" text:style-name="L43">
              <text:list-item>
                <text:p text:style-name="P49">Changed code that was presumed to cause the client-side crashes to be more secure.</text:p>
              </text:list-item>
              <text:list-item>
                <text:p text:style-name="P49">The RPGGameStats now hook themselves automatically into the game and should pass data to the master server correctly again.</text:p>
              </text:list-item>
            </text:list>
          </table:table-cell>
        </table:table-row>
      </table:table>
      <text:p text:style-name="Standard"/>
      <table:table table:name="Tabelle7" table:style-name="Tabelle7">
        <table:table-column table:style-name="Tabelle7.A"/>
        <table:table-column table:style-name="Tabelle7.B"/>
        <table:table-row>
          <table:table-cell table:style-name="Tabelle7.A1" table:number-columns-spanned="2" office:value-type="string">
            <text:p text:style-name="P85"><text:span text:style-name="T5">TitanRPG 1.40.50</text:span></text:p>
          </table:table-cell>
          <table:covered-table-cell/>
        </table:table-row>
        <table:table-row>
          <table:table-cell table:style-name="Tabelle7.A2" office:value-type="string">
            <text:p text:style-name="P13">Date:</text:p>
          </table:table-cell>
          <table:table-cell table:style-name="Tabelle7.B2" office:value-type="string">
            <text:p text:style-name="P13">August 4, 2009</text:p>
          </table:table-cell>
        </table:table-row>
        <table:table-row>
          <table:table-cell table:style-name="Tabelle7.A2" office:value-type="string">
            <text:p text:style-name="P13">Content:</text:p>
          </table:table-cell>
          <table:table-cell table:style-name="Tabelle7.B2" office:value-type="string">
            <text:p text:style-name="P39"><text:span text:style-name="T7">Additions</text:span></text:p>
            <text:list xml:id="list31385200" text:style-name="L47">
              <text:list-item>
                <text:p text:style-name="P51">Added extra functionality to Denial for Bombing Run.</text:p>
              </text:list-item>
            </text:list>
            <text:p text:style-name="P39"><text:span text:style-name="T7">Bugfixes</text:span></text:p>
            <text:list xml:id="list31368404" text:style-name="L46">
              <text:list-item>
                <text:p text:style-name="P50">Fixed +2 modifier not working correctly.</text:p>
              </text:list-item>
              <text:list-item>
                <text:p text:style-name="P50">Fixed self-assist in vehicles.</text:p>
              </text:list-item>
              <text:list-item>
                <text:p text:style-name="P50">Fixed Triple Damage UDamage timer always displaying 9999.</text:p>
              </text:list-item>
            </text:list>
          </table:table-cell>
        </table:table-row>
      </table:table>
      <text:p text:style-name="Standard"/>
      <table:table table:name="Tabelle8" table:style-name="Tabelle8">
        <table:table-column table:style-name="Tabelle8.A"/>
        <table:table-column table:style-name="Tabelle8.B"/>
        <table:table-row>
          <table:table-cell table:style-name="Tabelle8.A1" table:number-columns-spanned="2" office:value-type="string">
            <text:p text:style-name="P85"><text:span text:style-name="T5">TitanRPG 1.37</text:span></text:p>
          </table:table-cell>
          <table:covered-table-cell/>
        </table:table-row>
        <table:table-row>
          <table:table-cell table:style-name="Tabelle8.A2" office:value-type="string">
            <text:p text:style-name="P13">Date:</text:p>
          </table:table-cell>
          <table:table-cell table:style-name="Tabelle8.B2" office:value-type="string">
            <text:p text:style-name="P13">July 22, 2009</text:p>
          </table:table-cell>
        </table:table-row>
        <table:table-row>
          <table:table-cell table:style-name="Tabelle8.A2" office:value-type="string">
            <text:p text:style-name="P13">Content:</text:p>
          </table:table-cell>
          <table:table-cell table:style-name="Tabelle8.B2" office:value-type="string">
            <text:p text:style-name="P39"><text:span text:style-name="T7">Additions</text:span></text:p>
            <text:list xml:id="list31400916" text:style-name="L49">
              <text:list-item>
                <text:p text:style-name="P52">Added the RPGAIBuild feature to pre-define characters that bots will go for.</text:p>
              </text:list-item>
              <text:list-item>
                <text:p text:style-name="P52">Added a Settings page to the RPG Menu with various customizability options.</text:p>
              </text:list-item>
              <text:list-item>
                <text:p text:style-name="P52">Added an Artifact name display that shows when you select an Artifact (similar to weapons).</text:p>
              </text:list-item>
              <text:list-item>
                <text:p text:style-name="P52">Added an experience gain display below the experience bar.</text:p>
              </text:list-item>
            </text:list>
            <text:p text:style-name="P39"><text:span text:style-name="T7">Changes</text:span></text:p>
            <text:list xml:id="list31379546" text:style-name="L50">
              <text:list-item>
                <text:p text:style-name="P53">Changed Flight controls, so that rising and lowering is now possible with the jump and crouch keys.</text:p>
              </text:list-item>
              <text:list-item>
                <text:p text:style-name="P53">Changed the basic character stats (Damage Bonus, Weapon Speed etc.) to be Abilities.</text:p>
              </text:list-item>
              <text:list-item>
                <text:p text:style-name="P53">Changed Knockback to instantly nullify your velocity if you pick up the flag while being knocked back.</text:p>
              </text:list-item>
              <text:list-item>
                <text:p text:style-name="P53">Changed magic weapon maker Artifacts to not generate the same magic twice in a row.</text:p>
              </text:list-item>
              <text:list-item>
                <text:p text:style-name="P53">Changed Translocator primary fire to no longer affect your spawn protection.</text:p>
              </text:list-item>
              <text:list-item>
                <text:p text:style-name="P53">Changed the distribution of experience when a flag is captured.</text:p>
              </text:list-item>
              <text:list-item>
                <text:p text:style-name="P53">The RPG Menu has been entirely remade from scratch.</text:p>
              </text:list-item>
              <text:list-item>
                <text:p text:style-name="P53">Changed the Artifact HUD to look like the rest of the HUD.</text:p>
              </text:list-item>
              <text:list-item>
                <text:p text:style-name="P53">Imposters will now instantly get a random number assigned as their name and their data will be no longer saved. A message box will pop up to let them know.</text:p>
              </text:list-item>
            </text:list>
            <text:p text:style-name="P39"><text:span text:style-name="T7">Bugfixes</text:span></text:p>
            <text:list xml:id="list31395773" text:style-name="L51">
              <text:list-item>
                <text:p text:style-name="P54">Fixed a seemingly random client-side game crash.</text:p>
              </text:list-item>
              <text:list-item>
                <text:p text:style-name="P54">Fixed the SPAM weapon modifier not working with the Double Modifier Artifact.</text:p>
              </text:list-item>
              <text:list-item>
                <text:p text:style-name="P54">Improved Protection instant kill protection functionality.</text:p>
              </text:list-item>
            </text:list>
            <text:p text:style-name="P39"><text:span text:style-name="T7">Technical enhancements</text:span></text:p>
            <text:list xml:id="list31382004" text:style-name="L52">
              <text:list-item>
                <text:p text:style-name="P55">Abolished UT2004RPG's RPGStatsInv in favor of the new RPGPlayerReplicationInfo, solving many development problems and giving a boost to netplay performance.</text:p>
              </text:list-item>
              <text:list-item>
                <text:p text:style-name="P55">Heavily enhanced the RPGAbility interface.</text:p>
              </text:list-item>
              <text:list-item>
                <text:p text:style-name="P55">The RPGGameStats class is now the central entity to react to game events such as flag captures (CTF), node destruction (ONS) or Bombing Run goals, hooking itself into UT2004's game stats feature.</text:p>
              </text:list-item>
            </text:list>
          </table:table-cell>
        </table:table-row>
      </table:table>
      <text:p text:style-name="Standard"/>
      <table:table table:name="Tabelle9" table:style-name="Tabelle9">
        <table:table-column table:style-name="Tabelle9.A"/>
        <table:table-column table:style-name="Tabelle9.B"/>
        <table:table-row>
          <table:table-cell table:style-name="Tabelle9.A1" table:number-columns-spanned="2" office:value-type="string">
            <text:p text:style-name="P85"><text:span text:style-name="T5">TitanRPG 1.36</text:span></text:p>
          </table:table-cell>
          <table:covered-table-cell/>
        </table:table-row>
        <table:table-row>
          <table:table-cell table:style-name="Tabelle9.A2" office:value-type="string">
            <text:p text:style-name="P13">Date:</text:p>
          </table:table-cell>
          <table:table-cell table:style-name="Tabelle9.B2" office:value-type="string">
            <text:p text:style-name="P13">Unknown</text:p>
          </table:table-cell>
        </table:table-row>
        <table:table-row>
          <table:table-cell table:style-name="Tabelle9.A2" office:value-type="string">
            <text:p text:style-name="P13">Content:</text:p>
          </table:table-cell>
          <table:table-cell table:style-name="Tabelle9.B2" office:value-type="string">
            <text:p text:style-name="P83">The changelog information for this version is lost.</text:p>
          </table:table-cell>
        </table:table-row>
      </table:table>
      <text:p text:style-name="Standard"/>
      <table:table table:name="Tabelle10" table:style-name="Tabelle10">
        <table:table-column table:style-name="Tabelle10.A"/>
        <table:table-column table:style-name="Tabelle10.B"/>
        <table:table-row>
          <table:table-cell table:style-name="Tabelle10.A1" table:number-columns-spanned="2" office:value-type="string">
            <text:p text:style-name="P85"><text:span text:style-name="T5">TitanRPG 1.35</text:span></text:p>
          </table:table-cell>
          <table:covered-table-cell/>
        </table:table-row>
        <table:table-row>
          <table:table-cell table:style-name="Tabelle10.A2" office:value-type="string">
            <text:p text:style-name="P13">Date:</text:p>
          </table:table-cell>
          <table:table-cell table:style-name="Tabelle10.B2" office:value-type="string">
            <text:p text:style-name="P13">April 5, 2009</text:p>
          </table:table-cell>
        </table:table-row>
        <table:table-row>
          <table:table-cell table:style-name="Tabelle10.A2" office:value-type="string">
            <text:p text:style-name="P13">Content:</text:p>
          </table:table-cell>
          <table:table-cell table:style-name="Tabelle10.B2" office:value-type="string">
            <text:p text:style-name="P39"><text:span text:style-name="T7">Additions</text:span></text:p>
            <text:list xml:id="list31441801" text:style-name="L57">
              <text:list-item>
                <text:p text:style-name="P56">Added the SPAM weapon modifier.</text:p>
              </text:list-item>
              <text:list-item>
                <text:p text:style-name="P56">Added extra information about weapon modifiers is now displayed below the weapon's name.</text:p>
              </text:list-item>
            </text:list>
            <text:p text:style-name="P39"><text:span text:style-name="T7">Changes</text:span></text:p>
            <text:list xml:id="list31415043" text:style-name="L58">
              <text:list-item>
                <text:p text:style-name="P57">You do not receive a magic weapon of a certain type from a weapon locker or a pickup base if you have tossed one of the same type before (also known as Pickup-Drop-Pickup or PDP exploit).</text:p>
              </text:list-item>
              <text:list-item>
                <text:p text:style-name="P57">You now get a Score Assist bonus for being involved in a flag capture.</text:p>
              </text:list-item>
              <text:list-item>
                <text:p text:style-name="P57">Nitro Boost doesn't cost any vehicle "health" any longer.</text:p>
              </text:list-item>
              <text:list-item>
                <text:p text:style-name="P57">TitanRPG now displays a message when player data is being saved.</text:p>
              </text:list-item>
            </text:list>
            <text:p text:style-name="P39"><text:span text:style-name="T7">Bugfixes</text:span></text:p>
            <text:list xml:id="list31443343" text:style-name="L59">
              <text:list-item>
                <text:p text:style-name="P58">Fixed Magic Nullifying weapons not protecting against the Vorpal effect.</text:p>
              </text:list-item>
            </text:list>
            <text:p text:style-name="P39"><text:span text:style-name="T7">Technical enhancements</text:span></text:p>
            <text:list xml:id="list31430664" text:style-name="L60">
              <text:list-item>
                <text:p text:style-name="P59">Moved damage bonus handling away from all the weapon modifiers to RPGWeapon, reducing and centralizing code.</text:p>
              </text:list-item>
              <text:list-item>
                <text:p text:style-name="P59">Renamed all ability classes from Titan* to Ability*.</text:p>
              </text:list-item>
              <text:list-item>
                <text:p text:style-name="P59">Data will now be saved 1 second after the game ended.</text:p>
              </text:list-item>
            </text:list>
          </table:table-cell>
        </table:table-row>
      </table:table>
      <text:p text:style-name="Standard"/>
      <table:table table:name="Tabelle11" table:style-name="Tabelle11">
        <table:table-column table:style-name="Tabelle11.A"/>
        <table:table-column table:style-name="Tabelle11.B"/>
        <table:table-row>
          <table:table-cell table:style-name="Tabelle11.A1" table:number-columns-spanned="2" office:value-type="string">
            <text:p text:style-name="P85"><text:span text:style-name="T5">TitanRPG 1.34</text:span></text:p>
          </table:table-cell>
          <table:covered-table-cell/>
        </table:table-row>
        <table:table-row>
          <table:table-cell table:style-name="Tabelle11.A2" office:value-type="string">
            <text:p text:style-name="P13">Date:</text:p>
          </table:table-cell>
          <table:table-cell table:style-name="Tabelle11.B2" office:value-type="string">
            <text:p text:style-name="P13">March 15, 2009</text:p>
          </table:table-cell>
        </table:table-row>
        <table:table-row>
          <table:table-cell table:style-name="Tabelle11.A2" office:value-type="string">
            <text:p text:style-name="P13">Content:</text:p>
          </table:table-cell>
          <table:table-cell table:style-name="Tabelle11.B2" office:value-type="string">
            <text:p text:style-name="P39"><text:span text:style-name="T7">Changes</text:span></text:p>
            <text:list xml:id="list31447639" text:style-name="L62">
              <text:list-item>
                <text:p text:style-name="P60">You no longer gain adrenaline for Lightning Rod kills.</text:p>
              </text:list-item>
            </text:list>
            <text:p text:style-name="P39"><text:span text:style-name="T7">Bugfixes</text:span></text:p>
            <text:list xml:id="list31442776" text:style-name="L63">
              <text:list-item>
                <text:p text:style-name="P61">Fixed Weapon Speed breaking after being ejected from a vehicle.</text:p>
              </text:list-item>
            </text:list>
          </table:table-cell>
        </table:table-row>
      </table:table>
      <text:p text:style-name="Standard"/>
      <table:table table:name="Tabelle12" table:style-name="Tabelle12">
        <table:table-column table:style-name="Tabelle12.A"/>
        <table:table-column table:style-name="Tabelle12.B"/>
        <table:table-row>
          <table:table-cell table:style-name="Tabelle12.A1" table:number-columns-spanned="2" office:value-type="string">
            <text:p text:style-name="P85"><text:span text:style-name="T5">TitanRPG 1.33</text:span></text:p>
          </table:table-cell>
          <table:covered-table-cell/>
        </table:table-row>
        <table:table-row>
          <table:table-cell table:style-name="Tabelle12.A2" office:value-type="string">
            <text:p text:style-name="P13">Date:</text:p>
          </table:table-cell>
          <table:table-cell table:style-name="Tabelle12.B2" office:value-type="string">
            <text:p text:style-name="P13">March 14, 2009</text:p>
          </table:table-cell>
        </table:table-row>
        <table:table-row>
          <table:table-cell table:style-name="Tabelle12.A2" office:value-type="string">
            <text:p text:style-name="P13">Content:</text:p>
          </table:table-cell>
          <table:table-cell table:style-name="Tabelle12.B2" office:value-type="string">
            <text:p text:style-name="P39"><text:span text:style-name="T7">Additions</text:span></text:p>
            <text:list xml:id="list31456067" text:style-name="L68">
              <text:list-item>
                <text:p text:style-name="P62">Added the Protection Artifact.</text:p>
              </text:list-item>
            </text:list>
            <text:p text:style-name="P39"><text:span text:style-name="T7">Changes</text:span></text:p>
            <text:list xml:id="list31441305" text:style-name="L69">
              <text:list-item>
                <text:p text:style-name="P63">You no longer gain adrenaline for kills done while using Lightning Rod or Triple Damage.</text:p>
              </text:list-item>
              <text:list-item>
                <text:p text:style-name="P63">Ultima Shield now protects Translocator beacons.</text:p>
              </text:list-item>
              <text:list-item>
                <text:p text:style-name="P63">You now gain experience points when you destroy a driven vehicle and the driver gets ejected.</text:p>
              </text:list-item>
              <text:list-item>
                <text:p text:style-name="P63">Lightning Rod, Triple Damage, Double Modifier and Protection cancel each other out, meaning you cannot activate one if another is activated.</text:p>
              </text:list-item>
              <text:list-item>
                <text:p text:style-name="P63">Nitro Boost only consumes 25% of the vehicle's maximum health per use.</text:p>
              </text:list-item>
              <text:list-item>
                <text:p text:style-name="P63">Nitro Boost adds a little Z axis boost to the vehicle to avoid problems on ramps.</text:p>
              </text:list-item>
              <text:list-item>
                <text:p text:style-name="P63">Ejector Seat now grants additional protection against explosive warheads upon ejection.</text:p>
              </text:list-item>
              <text:list-item>
                <text:p text:style-name="P63">The Berserk adrenaline combo now stacks with weapon speed.</text:p>
              </text:list-item>
              <text:list-item>
                <text:p text:style-name="P63">Adrenaline pickups now spawn randomly on the map.</text:p>
              </text:list-item>
            </text:list>
            <text:p text:style-name="P39"><text:span text:style-name="T7">Technical enhancements</text:span></text:p>
            <text:list xml:id="list31450858" text:style-name="L70">
              <text:list-item>
                <text:p text:style-name="P64">Weapon speed has been recoded from scratch to fix many issues.</text:p>
              </text:list-item>
            </text:list>
          </table:table-cell>
        </table:table-row>
      </table:table>
      <text:p text:style-name="Standard"/>
      <table:table table:name="Tabelle13" table:style-name="Tabelle13">
        <table:table-column table:style-name="Tabelle13.A"/>
        <table:table-column table:style-name="Tabelle13.B"/>
        <table:table-row>
          <table:table-cell table:style-name="Tabelle13.A1" table:number-columns-spanned="2" office:value-type="string">
            <text:p text:style-name="P85"><text:span text:style-name="T5">TitanRPG 1.32</text:span></text:p>
          </table:table-cell>
          <table:covered-table-cell/>
        </table:table-row>
        <table:table-row>
          <table:table-cell table:style-name="Tabelle13.A2" office:value-type="string">
            <text:p text:style-name="P13">Date:</text:p>
          </table:table-cell>
          <table:table-cell table:style-name="Tabelle13.B2" office:value-type="string">
            <text:p text:style-name="P13">February 23, 2009</text:p>
          </table:table-cell>
        </table:table-row>
        <table:table-row>
          <table:table-cell table:style-name="Tabelle13.A2" office:value-type="string">
            <text:p text:style-name="P13">Content:</text:p>
          </table:table-cell>
          <table:table-cell table:style-name="Tabelle13.B2" office:value-type="string">
            <text:p text:style-name="P39"><text:span text:style-name="T7">Additions</text:span></text:p>
            <text:list xml:id="list31472590" text:style-name="L72">
              <text:list-item>
                <text:p text:style-name="P65">Added the Lightning Conduction Weapon Modifier.</text:p>
              </text:list-item>
            </text:list>
            <text:p text:style-name="P39"><text:span text:style-name="T7">Changes</text:span></text:p>
            <text:list xml:id="list31461107" text:style-name="L73">
              <text:list-item>
                <text:p text:style-name="P66">Ejector Seat no longer gives you spawn protection (and therefore no longer makes you invulnerable) after being ejected.</text:p>
              </text:list-item>
              <text:list-item>
                <text:p text:style-name="P66">Renamed the "Poisoned" weapon modifier to "Poisonous".</text:p>
              </text:list-item>
              <text:list-item>
                <text:p text:style-name="P66">Bugfixes</text:p>
              </text:list-item>
              <text:list-item>
                <text:p text:style-name="P66">Fixed Magic Nullifying weapons not nullifying poison.</text:p>
              </text:list-item>
            </text:list>
            <text:p text:style-name="P39"><text:span text:style-name="T7">Technical enhancements</text:span></text:p>
            <text:list xml:id="list31467981" text:style-name="L74">
              <text:list-item>
                <text:p text:style-name="P67">Various <text:span text:style-name="T2">Accessed None</text:span> messages have been checked upon and code has been improved.</text:p>
              </text:list-item>
            </text:list>
          </table:table-cell>
        </table:table-row>
      </table:table>
      <text:p text:style-name="Standard"/>
      <table:table table:name="Tabelle14" table:style-name="Tabelle14">
        <table:table-column table:style-name="Tabelle14.A"/>
        <table:table-column table:style-name="Tabelle14.B"/>
        <table:table-row>
          <table:table-cell table:style-name="Tabelle14.A1" table:number-columns-spanned="2" office:value-type="string">
            <text:p text:style-name="P85"><text:span text:style-name="T5">TitanRPG 1.31</text:span></text:p>
          </table:table-cell>
          <table:covered-table-cell/>
        </table:table-row>
        <table:table-row>
          <table:table-cell table:style-name="Tabelle14.A2" office:value-type="string">
            <text:p text:style-name="P13">Date:</text:p>
          </table:table-cell>
          <table:table-cell table:style-name="Tabelle14.B2" office:value-type="string">
            <text:p text:style-name="P13">January 17, 2009</text:p>
          </table:table-cell>
        </table:table-row>
        <table:table-row>
          <table:table-cell table:style-name="Tabelle14.A2" office:value-type="string">
            <text:p text:style-name="P13">Content:</text:p>
          </table:table-cell>
          <table:table-cell table:style-name="Tabelle14.B2" office:value-type="string">
            <text:p text:style-name="P39"><text:span text:style-name="T7">Additions</text:span></text:p>
            <text:list xml:id="list31480499" text:style-name="L78">
              <text:list-item>
                <text:p text:style-name="P70">Added the console command <text:span text:style-name="T7">mutate save</text:span> for admins to force saving data of all online players.</text:p>
              </text:list-item>
            </text:list>
            <text:p text:style-name="P39"><text:span text:style-name="T7">Changes</text:span></text:p>
            <text:list xml:id="list31471765" text:style-name="L77">
              <text:list-item>
                <text:p text:style-name="P69">Lightning Rod bolts can now be blocked using the Shield Gun (code by Wulff).</text:p>
              </text:list-item>
              <text:list-item>
                <text:p text:style-name="P69">Changed the skin of the Reflection Weapon Modifier.</text:p>
              </text:list-item>
            </text:list>
            <text:p text:style-name="P39"><text:span text:style-name="T7">Bugfixes</text:span></text:p>
            <text:list xml:id="list31475413" text:style-name="L76">
              <text:list-item>
                <text:p text:style-name="P68">Fixed Force modified rockets to not have a correct speed on clients when shot in a spiral.</text:p>
              </text:list-item>
              <text:list-item>
                <text:p text:style-name="P68">Fixed last selected artifact not being "remembered" correctly when you died.</text:p>
              </text:list-item>
              <text:list-item>
                <text:p text:style-name="P68">Fixed Magic Nullifying weapons not nullifying Freezing.</text:p>
              </text:list-item>
            </text:list>
          </table:table-cell>
        </table:table-row>
      </table:table>
      <text:p text:style-name="Standard"/>
      <table:table table:name="Tabelle15" table:style-name="Tabelle15">
        <table:table-column table:style-name="Tabelle15.A"/>
        <table:table-column table:style-name="Tabelle15.B"/>
        <table:table-row>
          <table:table-cell table:style-name="Tabelle15.A1" table:number-columns-spanned="2" office:value-type="string">
            <text:p text:style-name="P85"><text:span text:style-name="T5">TitanRPG 1.30</text:span></text:p>
          </table:table-cell>
          <table:covered-table-cell/>
        </table:table-row>
        <table:table-row>
          <table:table-cell table:style-name="Tabelle15.A2" office:value-type="string">
            <text:p text:style-name="P13">Date:</text:p>
          </table:table-cell>
          <table:table-cell table:style-name="Tabelle15.B2" office:value-type="string">
            <text:p text:style-name="P13">November 2, 2008</text:p>
          </table:table-cell>
        </table:table-row>
        <table:table-row>
          <table:table-cell table:style-name="Tabelle15.A2" office:value-type="string">
            <text:p text:style-name="P13">Content:</text:p>
          </table:table-cell>
          <table:table-cell table:style-name="Tabelle15.B2" office:value-type="string">
            <text:p text:style-name="P39"><text:span text:style-name="T7">Additions</text:span></text:p>
            <text:list xml:id="list31513985" text:style-name="L84">
              <text:list-item>
                <text:p text:style-name="P74">Added the Nitro Boost Artifact.</text:p>
              </text:list-item>
            </text:list>
            <text:p text:style-name="P39"><text:span text:style-name="T7">Changes</text:span></text:p>
            <text:list xml:id="list31505535" text:style-name="L83">
              <text:list-item>
                <text:p text:style-name="P73">Changed Artifact selection to display all owned Artifacts.</text:p>
              </text:list-item>
              <text:list-item>
                <text:p text:style-name="P73">The currently selected Artifact now gets "remembered" if you die.</text:p>
              </text:list-item>
              <text:list-item>
                <text:p text:style-name="P73">Vampirism now works in vehicle side turrets.</text:p>
              </text:list-item>
              <text:list-item>
                <text:p text:style-name="P73">Weapon Modifier effects and abilities now work on vehicles with only side turrets manned.</text:p>
              </text:list-item>
              <text:list-item>
                <text:p text:style-name="P73">Removed asterisk from the names of those weapon modifiers which had the "Pickup-Drop-Pickup" functionality enabled in UT2004RPG.</text:p>
              </text:list-item>
            </text:list>
            <text:p text:style-name="P39"><text:span text:style-name="T7">Bugfixes</text:span></text:p>
            <text:list xml:id="list31520047" text:style-name="L82">
              <text:list-item>
                <text:p text:style-name="P72">Fixed Weapon Speed not working for a weapon if you have not selected it before entering a vehicle.</text:p>
              </text:list-item>
              <text:list-item>
                <text:p text:style-name="P72">Fixed pickups of modified AVRiL weapons to be extremely tiny.</text:p>
              </text:list-item>
            </text:list>
            <text:p text:style-name="P39"><text:span text:style-name="T7">Technical enhancements</text:span></text:p>
            <text:list xml:id="list31496790" text:style-name="L81">
              <text:list-item>
                <text:p text:style-name="P71">Merged <text:span text:style-name="T7">UT2004RPG</text:span>, <text:span text:style-name="T7">DruidsRPG200</text:span>, <text:span text:style-name="T7">RPGFlags</text:span> and <text:span text:style-name="T7">RPGMantarunAssist</text:span> into one single <text:span text:style-name="T7">TitanRPG</text:span> package.</text:p>
              </text:list-item>
            </text:list>
          </table:table-cell>
        </table:table-row>
      </table:table>
      <text:p text:style-name="Standard"/>
      <table:table table:name="Tabelle16" table:style-name="Tabelle16">
        <table:table-column table:style-name="Tabelle16.A"/>
        <table:table-column table:style-name="Tabelle16.B"/>
        <table:table-row>
          <table:table-cell table:style-name="Tabelle16.A1" table:number-columns-spanned="2" office:value-type="string">
            <text:p text:style-name="P85"><text:span text:style-name="T5">TitanRPG 1.21b</text:span></text:p>
          </table:table-cell>
          <table:covered-table-cell/>
        </table:table-row>
        <table:table-row>
          <table:table-cell table:style-name="Tabelle16.A2" office:value-type="string">
            <text:p text:style-name="P13">Date:</text:p>
          </table:table-cell>
          <table:table-cell table:style-name="Tabelle16.B2" office:value-type="string">
            <text:p text:style-name="P13">July 16, 2008</text:p>
          </table:table-cell>
        </table:table-row>
        <table:table-row>
          <table:table-cell table:style-name="Tabelle16.A2" office:value-type="string">
            <text:p text:style-name="P13">Content:</text:p>
          </table:table-cell>
          <table:table-cell table:style-name="Tabelle16.B2" office:value-type="string">
            <text:p text:style-name="P39"><text:span text:style-name="T7">Additions</text:span></text:p>
            <text:list xml:id="list31533541" text:style-name="L89">
              <text:list-item>
                <text:p text:style-name="P75">Added the Nitro Boost Artifact.</text:p>
              </text:list-item>
            </text:list>
            <text:p text:style-name="P39"><text:span text:style-name="T7">Changes</text:span></text:p>
            <text:list xml:id="list31521383" text:style-name="L88">
              <text:list-item>
                <text:p text:style-name="P84">Changed Quickfoot weapons to give you a 6%</text:p>
              </text:list-item>
            </text:list>
            <text:p text:style-name="P39"><text:span text:style-name="T7">Bugfixes</text:span></text:p>
            <text:list xml:id="list31515799" text:style-name="L90">
              <text:list-item>
                <text:p text:style-name="P76">Fixed the descriptions of the Awareness, Airmaster and Speed Switcher providing false and/or incomplete information.</text:p>
              </text:list-item>
            </text:list>
          </table:table-cell>
        </table:table-row>
      </table:table>
      <text:p text:style-name="Standard"/>
      <table:table table:name="Tabelle17" table:style-name="Tabelle17">
        <table:table-column table:style-name="Tabelle17.A"/>
        <table:table-column table:style-name="Tabelle17.B"/>
        <table:table-row>
          <table:table-cell table:style-name="Tabelle17.A1" table:number-columns-spanned="2" office:value-type="string">
            <text:p text:style-name="P85"><text:span text:style-name="T5">TitanRPG 1.21</text:span></text:p>
          </table:table-cell>
          <table:covered-table-cell/>
        </table:table-row>
        <table:table-row>
          <table:table-cell table:style-name="Tabelle17.A2" office:value-type="string">
            <text:p text:style-name="P13">Date:</text:p>
          </table:table-cell>
          <table:table-cell table:style-name="Tabelle17.B2" office:value-type="string">
            <text:p text:style-name="P13">July 9, 2008</text:p>
          </table:table-cell>
        </table:table-row>
        <table:table-row>
          <table:table-cell table:style-name="Tabelle17.A2" office:value-type="string">
            <text:p text:style-name="P13">Content:</text:p>
          </table:table-cell>
          <table:table-cell table:style-name="Tabelle17.B2" office:value-type="string">
            <text:p text:style-name="P39"><text:span text:style-name="T7">Additions</text:span></text:p>
            <text:list xml:id="list31549331" text:style-name="L100">
              <text:list-item>
                <text:p text:style-name="P79">Added the Repulsion Artifact.</text:p>
              </text:list-item>
            </text:list>
            <text:p text:style-name="P39"><text:span text:style-name="T7">Changes</text:span></text:p>
            <text:list xml:id="list31526868" text:style-name="L99">
              <text:list-item>
                <text:p text:style-name="P78">You can now use the Flight Artifact while translocating.</text:p>
              </text:list-item>
              <text:list-item>
                <text:p text:style-name="P78">If you enter a vehicle, your currently selected artifact will be "remembered" and not be reset when you leave the vehicle again.</text:p>
              </text:list-item>
              <text:list-item>
                <text:p text:style-name="P78">Bugfixes</text:p>
              </text:list-item>
              <text:list-item>
                <text:p text:style-name="P78">Fixed mouse sensitivity to drop while using the Magnet artifact.</text:p>
              </text:list-item>
            </text:list>
            <text:p text:style-name="P39"><text:span text:style-name="T7">Technical enhancements</text:span></text:p>
            <text:list xml:id="list31520536" text:style-name="L98">
              <text:list-item>
                <text:p text:style-name="P77">Added translocator configurability, setting this version of TitanRPG to get rid of the XxxXTranslocator.</text:p>
              </text:list-item>
            </text:list>
          </table:table-cell>
        </table:table-row>
      </table:table>
      <text:p text:style-name="Standard"/>
      <table:table table:name="Tabelle18" table:style-name="Tabelle18">
        <table:table-column table:style-name="Tabelle18.A"/>
        <table:table-column table:style-name="Tabelle18.B"/>
        <table:table-row>
          <table:table-cell table:style-name="Tabelle18.A1" table:number-columns-spanned="2" office:value-type="string">
            <text:p text:style-name="P85"><text:span text:style-name="T5">TitanRPG 1.20</text:span></text:p>
          </table:table-cell>
          <table:covered-table-cell/>
        </table:table-row>
        <table:table-row>
          <table:table-cell table:style-name="Tabelle18.A2" office:value-type="string">
            <text:p text:style-name="P13">Date:</text:p>
          </table:table-cell>
          <table:table-cell table:style-name="Tabelle18.B2" office:value-type="string">
            <text:p text:style-name="P13">June 15, 2008</text:p>
          </table:table-cell>
        </table:table-row>
        <table:table-row>
          <table:table-cell table:style-name="Tabelle18.A2" office:value-type="string">
            <text:p text:style-name="P13">Content:</text:p>
          </table:table-cell>
          <table:table-cell table:style-name="Tabelle18.B2" office:value-type="string">
            <text:p text:style-name="P39"><text:span text:style-name="T7">Changes</text:span></text:p>
            <text:list xml:id="list31544181" text:style-name="L103">
              <text:list-item>
                <text:p text:style-name="P80">You can no longer use the Lightning Rod Artifact while using the Translocator.</text:p>
              </text:list-item>
            </text:list>
            <text:p text:style-name="P39"><text:span text:style-name="T7">Bugfixes</text:span></text:p>
            <text:list xml:id="list31544268" text:style-name="L104">
              <text:list-item>
                <text:p text:style-name="P81">Critical fix for the merged TitanRPG package.</text:p>
              </text:list-item>
            </text:list>
          </table:table-cell>
        </table:table-row>
      </table:table>
      <text:p text:style-name="P10"/>
      <table:table table:name="Tabelle19" table:style-name="Tabelle19">
        <table:table-column table:style-name="Tabelle19.A"/>
        <table:table-column table:style-name="Tabelle19.B"/>
        <table:table-row>
          <table:table-cell table:style-name="Tabelle19.A1" table:number-columns-spanned="2" office:value-type="string">
            <text:p text:style-name="P85"><text:span text:style-name="T5">TitanRPG 1.19 Merged</text:span></text:p>
          </table:table-cell>
          <table:covered-table-cell/>
        </table:table-row>
        <table:table-row>
          <table:table-cell table:style-name="Tabelle19.A2" office:value-type="string">
            <text:p text:style-name="P13">Date:</text:p>
          </table:table-cell>
          <table:table-cell table:style-name="Tabelle19.B2" office:value-type="string">
            <text:p text:style-name="P13">May 13, 2008</text:p>
          </table:table-cell>
        </table:table-row>
        <table:table-row>
          <table:table-cell table:style-name="Tabelle19.A2" office:value-type="string">
            <text:p text:style-name="P13">Content:</text:p>
          </table:table-cell>
          <table:table-cell table:style-name="Tabelle19.B2" office:value-type="string">
            <text:p text:style-name="P39"><text:span text:style-name="T7">Technical enhancements</text:span></text:p>
            <text:list xml:id="list31541666" text:style-name="L106">
              <text:list-item>
                <text:p text:style-name="P82">Merged <text:span text:style-name="T7">TitanRPG119</text:span>, <text:span text:style-name="T7">TitanRPGExtras111</text:span> and <text:span text:style-name="T7">TitanRPGFixes102</text:span> into one single packag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Verdana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1"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1" fo:font-size="11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Verdana1" fo:font-size="11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2" fo:font-size="10pt" fo:font-weight="bold" style:font-size-asian="10pt" style:font-weight-asian="bold" style:font-size-complex="10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itanRPG Version History</text:p>
      </style:header>
    </style:master-page>
    <style:master-page style:name="First_20_Page" style:display-name="First Page" style:page-layout-name="Mpm2" style:next-style-name="Standard"/>
    <style:master-page style:name="Index" style:page-layout-name="Mpm1">
      <style:header>
        <text:p text:style-name="MP1">TitanRPG Documentatio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trick Dinklage</meta:initial-creator>
    <meta:creation-date>2010-09-21T08:45:04.76</meta:creation-date>
    <dc:date>2010-09-22T12:58:15.43</dc:date>
    <dc:creator>Patrick Dinklage</dc:creator>
    <meta:editing-duration>PT11H42M21S</meta:editing-duration>
    <meta:editing-cycles>353</meta:editing-cycles>
    <meta:generator>OpenOffice.org/3.0$Win32 OpenOffice.org_project/300m9$Build-9358</meta:generator>
    <meta:printed-by>Patrick Dinklage</meta:printed-by>
    <meta:print-date>2010-09-21T11:57:21.87</meta:print-date>
    <meta:document-statistic meta:table-count="31" meta:image-count="0" meta:object-count="0" meta:page-count="15" meta:paragraph-count="443" meta:word-count="2819" meta:character-count="17452"/>
    <meta:user-defined meta:name="Info 1"/>
    <meta:user-defined meta:name="Info 2"/>
    <meta:user-defined meta:name="Info 3"/>
    <meta:user-defined meta:name="Info 4"/>
  </office:meta>
</office:document-meta>
</file>